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52" office:value-type="float" office:value="195">
            <text:p>19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21.0196078431373">
            <text:p>21.0196</text:p>
          </table:table-cell>
          <table:table-cell table:style-name="ce73" table:formula="of:=[.X29]/[.D29]" office:value-type="float" office:value="0.291938997821351">
            <text:p>0.2919</text:p>
          </table:table-cell>
          <table:table-cell table:style-name="ce89" table:formula="of:=-1*[.X29]/[.E29]" office:value-type="float" office:value="0.45694799658994">
            <text:p>0.4569</text:p>
          </table:table-cell>
          <table:table-cell table:style-name="ce73" table:formula="of:=[.X29] * ([.N29] + [.O29] + [.P29]) / (3 - [.Q29] - [.R29])" office:value-type="float" office:value="26.2745098039216">
            <text:p>26.27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52" office:value-type="float" office:value="400">
            <text:p>40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6.4313725490196">
            <text:p>46.4314</text:p>
          </table:table-cell>
          <table:table-cell table:style-name="ce73" table:formula="of:=[.X30]/[.D30]" office:value-type="float" office:value="0.32244008714597">
            <text:p>0.3224</text:p>
          </table:table-cell>
          <table:table-cell table:style-name="ce89" table:formula="of:=-1*[.X30]/[.E30]" office:value-type="float" office:value="0.515904139433551">
            <text:p>0.5159</text:p>
          </table:table-cell>
          <table:table-cell table:style-name="ce73" table:formula="of:=[.X30] * ([.N30] + [.O30] + [.P30]) / (3 - [.Q30] - [.R30])" office:value-type="float" office:value="58.0392156862745">
            <text:p>58.039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2000">
            <text:p>20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28.125">
            <text:p>128.1250</text:p>
          </table:table-cell>
          <table:table-cell table:style-name="ce73" table:formula="of:=[.X44]/[.D44]" office:value-type="float" office:value="0.341666666666667">
            <text:p>0.3417</text:p>
          </table:table-cell>
          <table:table-cell table:style-name="ce89" table:formula="of:=-1*[.X44]/[.E44]" office:value-type="float" office:value="0.457589285714286">
            <text:p>0.4576</text:p>
          </table:table-cell>
          <table:table-cell table:style-name="ce73" table:formula="of:=[.X44] * ([.N44] + [.O44] + [.P44]) / (3 - [.Q44] - [.R44])" office:value-type="float" office:value="384.375">
            <text:p>38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0">
            <text:p>23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50">
            <text:p>150.0000</text:p>
          </table:table-cell>
          <table:table-cell table:style-name="ce73" table:formula="of:=[.X45]/[.D45]" office:value-type="float" office:value="0.352941176470588">
            <text:p>0.3529</text:p>
          </table:table-cell>
          <table:table-cell table:style-name="ce89" table:formula="of:=-1*[.X45]/[.E45]" office:value-type="float" office:value="0.483870967741936">
            <text:p>0.4839</text:p>
          </table:table-cell>
          <table:table-cell table:style-name="ce73" table:formula="of:=[.X45] * ([.N45] + [.O45] + [.P45]) / (3 - [.Q45] - [.R45])" office:value-type="float" office:value="450">
            <text:p>45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83.641975308642">
            <text:p>183.6420</text:p>
          </table:table-cell>
          <table:table-cell table:style-name="ce73" table:formula="of:=[.X46]/[.D46]" office:value-type="float" office:value="0.565052231718898">
            <text:p>0.5651</text:p>
          </table:table-cell>
          <table:table-cell table:style-name="ce89" table:formula="of:=-1*[.X46]/[.E46]" office:value-type="float" office:value="0.734567901234568">
            <text:p>0.7346</text:p>
          </table:table-cell>
          <table:table-cell table:style-name="ce73" table:formula="of:=[.X46] * ([.N46] + [.O46] + [.P46]) / (3 - [.Q46] - [.R46])" office:value-type="float" office:value="244.855967078189">
            <text:p>244.85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15.123456790123">
            <text:p>215.1235</text:p>
          </table:table-cell>
          <table:table-cell table:style-name="ce73" table:formula="of:=[.X47]/[.D47]" office:value-type="float" office:value="0.573662551440329">
            <text:p>0.5737</text:p>
          </table:table-cell>
          <table:table-cell table:style-name="ce89" table:formula="of:=-1*[.X47]/[.E47]" office:value-type="float" office:value="0.768298059964727">
            <text:p>0.7683</text:p>
          </table:table-cell>
          <table:table-cell table:style-name="ce73" table:formula="of:=[.X47] * ([.N47] + [.O47] + [.P47]) / (3 - [.Q47] - [.R47])" office:value-type="float" office:value="286.831275720165">
            <text:p>286.8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52" office:value-type="float" office:value="7500">
            <text:p>75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17.948717948718">
            <text:p>217.9487</text:p>
          </table:table-cell>
          <table:table-cell table:style-name="ce73" table:formula="of:=[.X50]/[.D50]" office:value-type="float" office:value="0.435897435897436">
            <text:p>0.4359</text:p>
          </table:table-cell>
          <table:table-cell table:style-name="ce89" table:formula="of:=-1*[.X50]/[.E50]" office:value-type="float" office:value="0.435897435897436">
            <text:p>0.4359</text:p>
          </table:table-cell>
          <table:table-cell table:style-name="ce73" table:formula="of:=[.X50] * ([.N50] + [.O50] + [.P50]) / (3 - [.Q50] - [.R50])" office:value-type="float" office:value="653.846153846154">
            <text:p>653.846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6.3636363636364">
            <text:p>26.3636</text:p>
          </table:table-cell>
          <table:table-cell table:style-name="ce73" table:formula="of:=[.X60]/[.D60]" office:value-type="float" office:value="0.376623376623377">
            <text:p>0.3766</text:p>
          </table:table-cell>
          <table:table-cell table:style-name="ce89" table:formula="of:=-1*[.X60]/[.E60]" office:value-type="float" office:value="0.479338842975207">
            <text:p>0.4793</text:p>
          </table:table-cell>
          <table:table-cell table:style-name="ce73" table:formula="of:=[.X60] * ([.N60] + [.O60] + [.P60]) / (3 - [.Q60] - [.R60])" office:value-type="float" office:value="79.0909090909091">
            <text:p>79.09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25">
            <text:p>32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1.8181818181818">
            <text:p>31.8182</text:p>
          </table:table-cell>
          <table:table-cell table:style-name="ce84" table:formula="of:=[.X61]/[.D61]" office:value-type="float" office:value="0.353535353535353">
            <text:p>0.3535</text:p>
          </table:table-cell>
          <table:table-cell table:style-name="ce90" table:formula="of:=-1*[.X61]/[.E61]" office:value-type="float" office:value="0.454545454545455">
            <text:p>0.4545</text:p>
          </table:table-cell>
          <table:table-cell table:style-name="ce73" table:formula="of:=[.X61] * ([.N61] + [.O61] + [.P61]) / (3 - [.Q61] - [.R61])" office:value-type="float" office:value="100.227272727273">
            <text:p>100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410">
            <text:p>410</text:p>
          </table:table-cell>
          <table:table-cell table:style-name="ce49" office:value-type="float" office:value="635">
            <text:p>63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84" table:formula="of:=[.X70]/[.D70]" office:value-type="float" office:value="0.290277777777778">
            <text:p>0.2903</text:p>
          </table:table-cell>
          <table:table-cell table:style-name="ce90" table:formula="of:=-1*[.X70]/[.E70]" office:value-type="float" office:value="0.497619047619048">
            <text:p>0.4976</text:p>
          </table:table-cell>
          <table:table-cell table:style-name="ce73" table:formula="of:=[.X70] * ([.N70] + [.O70] + [.P70]) / (3 - [.Q70] - [.R70])" office:value-type="float" office:value="65.3125">
            <text:p>65.3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Improved 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460">
            <text:p>460</text:p>
          </table:table-cell>
          <table:table-cell table:style-name="ce52" office:value-type="float" office:value="785">
            <text:p>7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62.25">
            <text:p>62.2500</text:p>
          </table:table-cell>
          <table:table-cell table:style-name="ce84" table:formula="of:=[.X71]/[.D71]" office:value-type="float" office:value="0.303658536585366">
            <text:p>0.3037</text:p>
          </table:table-cell>
          <table:table-cell table:style-name="ce90" table:formula="of:=-1*[.X71]/[.E71]" office:value-type="float" office:value="0.51875">
            <text:p>0.5188</text:p>
          </table:table-cell>
          <table:table-cell table:style-name="ce73" table:formula="of:=[.X71] * ([.N71] + [.O71] + [.P71]) / (3 - [.Q71] - [.R71])" office:value-type="float" office:value="77.8125">
            <text:p>77.8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84" table:formula="of:=[.X73]/[.D73]" office:value-type="float" office:value="0.335403726708075">
            <text:p>0.3354</text:p>
          </table:table-cell>
          <table:table-cell table:style-name="ce90" table:formula="of:=-1*[.X73]/[.E73]" office:value-type="float" office:value="0.469565217391304">
            <text:p>0.4696</text:p>
          </table:table-cell>
          <table:table-cell table:style-name="ce73" table:formula="of:=[.X73] * ([.N73] + [.O73] + [.P73]) / (3 - [.Q73] - [.R73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15.625">
            <text:p>15.6250</text:p>
          </table:table-cell>
          <table:table-cell table:style-name="ce84" table:formula="of:=[.X74]/[.D74]" office:value-type="float" office:value="0.520833333333333">
            <text:p>0.5208</text:p>
          </table:table-cell>
          <table:table-cell table:style-name="ce90" table:formula="of:=-1*[.X74]/[.E74]" office:value-type="float" office:value="0.625">
            <text:p>0.6250</text:p>
          </table:table-cell>
          <table:table-cell table:style-name="ce73" table:formula="of:=[.X74] * ([.N74] + [.O74] + [.P74]) / (3 - [.Q74] - [.R74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77.0454545454546">
            <text:p>77.0455</text:p>
          </table:table-cell>
          <table:table-cell table:style-name="ce84" table:formula="of:=[.X75]/[.D75]" office:value-type="float" office:value="0.405502392344498">
            <text:p>0.4055</text:p>
          </table:table-cell>
          <table:table-cell table:style-name="ce90" table:formula="of:=-1*[.X75]/[.E75]" office:value-type="float" office:value="0.700413223140496">
            <text:p>0.7004</text:p>
          </table:table-cell>
          <table:table-cell table:style-name="ce73" table:formula="of:=[.X75] * ([.N75] + [.O75] + [.P75]) / (3 - [.Q75] - [.R75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6] + [.G76]) / (2 * ( ((([.H76] + [.I76]) / 2) + [.J76]) / 10 )) * [.L76]" office:value-type="float" office:value="225.78125">
            <text:p>225.7813</text:p>
          </table:table-cell>
          <table:table-cell table:style-name="ce84" table:formula="of:=[.X76]/[.D76]" office:value-type="float" office:value="0.752604166666667">
            <text:p>0.7526</text:p>
          </table:table-cell>
          <table:table-cell table:style-name="ce90" table:formula="of:=-1*[.X76]/[.E76]" office:value-type="float" office:value="0.752604166666667">
            <text:p>0.7526</text:p>
          </table:table-cell>
          <table:table-cell table:style-name="ce73" table:formula="of:=[.X76] * ([.N76] + [.O76] + [.P76]) / (3 - [.Q76] - [.R76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7] + [.G77]) / (2 * ( ((([.H77] + [.I77]) / 2) + [.J77]) / 10 )) * [.L77]" office:value-type="float" office:value="328.666666666667">
            <text:p>328.6667</text:p>
          </table:table-cell>
          <table:table-cell table:style-name="ce84" table:formula="of:=[.X77]/[.D77]" office:value-type="float" office:value="0.657333333333333">
            <text:p>0.6573</text:p>
          </table:table-cell>
          <table:table-cell table:style-name="ce90" table:formula="of:=-1*[.X77]/[.E77]" office:value-type="float" office:value="0.657333333333333">
            <text:p>0.6573</text:p>
          </table:table-cell>
          <table:table-cell table:style-name="ce73" table:formula="of:=[.X77] * ([.N77] + [.O77] + [.P77]) / (3 - [.Q77] - [.R77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8.33333333333333">
            <text:p>8.3333</text:p>
          </table:table-cell>
          <table:table-cell table:style-name="ce73" table:formula="of:=[.X79]/[.D79]" office:value-type="float" office:value="0.277777777777778">
            <text:p>0.2778</text:p>
          </table:table-cell>
          <table:table-cell table:style-name="ce89" table:formula="of:=-1*[.X79]/[.E79]" office:value-type="float" office:value="0.416666666666667">
            <text:p>0.4167</text:p>
          </table:table-cell>
          <table:table-cell table:style-name="ce73" table:formula="of:=[.X79] * ([.N79] + [.O79] + [.P79]) / (3 - [.Q79] - [.R79])" office:value-type="float" office:value="10.4166666666667">
            <text:p>1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7.1666666666667">
            <text:p>17.1667</text:p>
          </table:table-cell>
          <table:table-cell table:style-name="ce73" table:formula="of:=[.X80]/[.D80]" office:value-type="float" office:value="0.286111111111111">
            <text:p>0.2861</text:p>
          </table:table-cell>
          <table:table-cell table:style-name="ce89" table:formula="of:=-1*[.X80]/[.E80]" office:value-type="float" office:value="0.504901960784314">
            <text:p>0.5049</text:p>
          </table:table-cell>
          <table:table-cell table:style-name="ce73" table:formula="of:=[.X80] * ([.N80] + [.O80] + [.P80]) / (3 - [.Q80] - [.R80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82">
            <text:p>182</text:p>
          </table:table-cell>
          <table:table-cell table:style-name="ce52" office:value-type="float" office:value="358">
            <text:p>35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45">
            <text:p>45.0000</text:p>
          </table:table-cell>
          <table:table-cell table:style-name="ce73" table:formula="of:=[.X81]/[.D81]" office:value-type="float" office:value="0.375">
            <text:p>0.3750</text:p>
          </table:table-cell>
          <table:table-cell table:style-name="ce89" table:formula="of:=-1*[.X81]/[.E81]" office:value-type="float" office:value="0.703125">
            <text:p>0.7031</text:p>
          </table:table-cell>
          <table:table-cell table:style-name="ce73" table:formula="of:=[.X81] * ([.N81] + [.O81] + [.P81]) / (3 - [.Q81] - [.R81])" office:value-type="float" office:value="56.25">
            <text:p>5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82">
            <text:p>8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0.5">
            <text:p>10.5000</text:p>
          </table:table-cell>
          <table:table-cell table:style-name="ce73" table:formula="of:=[.X82]/[.D82]" office:value-type="float" office:value="0.291666666666667">
            <text:p>0.2917</text:p>
          </table:table-cell>
          <table:table-cell table:style-name="ce89" table:formula="of:=-1*[.X82]/[.E82]" office:value-type="float" office:value="0.4375">
            <text:p>0.4375</text:p>
          </table:table-cell>
          <table:table-cell table:style-name="ce73" table:formula="of:=[.X82] * ([.N82] + [.O82] + [.P82]) / (3 - [.Q82] - [.R82])" office:value-type="float" office:value="13.125">
            <text:p>13.12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54">
            <text:p>25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28.8333333333333">
            <text:p>28.8333</text:p>
          </table:table-cell>
          <table:table-cell table:style-name="ce73" table:formula="of:=[.X83]/[.D83]" office:value-type="float" office:value="0.400462962962963">
            <text:p>0.4005</text:p>
          </table:table-cell>
          <table:table-cell table:style-name="ce89" table:formula="of:=-1*[.X83]/[.E83]" office:value-type="float" office:value="0.626811594202899">
            <text:p>0.6268</text:p>
          </table:table-cell>
          <table:table-cell table:style-name="ce73" table:formula="of:=[.X83] * ([.N83] + [.O83] + [.P83]) / (3 - [.Q83] - [.R83])" office:value-type="float" office:value="36.0416666666667">
            <text:p>36.04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54">
            <text:p>254</text:p>
          </table:table-cell>
          <table:table-cell table:style-name="ce52" office:value-type="float" office:value="480">
            <text:p>4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1.1666666666667">
            <text:p>61.1667</text:p>
          </table:table-cell>
          <table:table-cell table:style-name="ce73" table:formula="of:=[.X84]/[.D84]" office:value-type="float" office:value="0.424768518518519">
            <text:p>0.4248</text:p>
          </table:table-cell>
          <table:table-cell table:style-name="ce89" table:formula="of:=-1*[.X84]/[.E84]" office:value-type="float" office:value="0.67962962962963">
            <text:p>0.6796</text:p>
          </table:table-cell>
          <table:table-cell table:style-name="ce73" table:formula="of:=[.X84] * ([.N84] + [.O84] + [.P84]) / (3 - [.Q84] - [.R84])" office:value-type="float" office:value="76.4583333333333">
            <text:p>76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13">
            <text:p>13.0000</text:p>
          </table:table-cell>
          <table:table-cell table:style-name="ce73" table:formula="of:=[.X85]/[.D85]" office:value-type="float" office:value="0.325">
            <text:p>0.3250</text:p>
          </table:table-cell>
          <table:table-cell table:style-name="ce89" table:formula="of:=-1*[.X85]/[.E85]" office:value-type="float" office:value="0.464285714285714">
            <text:p>0.4643</text:p>
          </table:table-cell>
          <table:table-cell table:style-name="ce73" table:formula="of:=[.X85] * ([.N85] + [.O85] + [.P85]) / (3 - [.Q85] - [.R85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288">
            <text:p>28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6] + [.G86]) / (2 * ( ((([.H86] + [.I86]) / 2) + [.J86]) / 10 )) * [.L86]" office:value-type="float" office:value="34">
            <text:p>34.0000</text:p>
          </table:table-cell>
          <table:table-cell table:style-name="ce73" table:formula="of:=[.X86]/[.D86]" office:value-type="float" office:value="0.425">
            <text:p>0.4250</text:p>
          </table:table-cell>
          <table:table-cell table:style-name="ce89" table:formula="of:=-1*[.X86]/[.E86]" office:value-type="float" office:value="0.653846153846154">
            <text:p>0.6538</text:p>
          </table:table-cell>
          <table:table-cell table:style-name="ce73" table:formula="of:=[.X86] * ([.N86] + [.O86] + [.P86]) / (3 - [.Q86] - [.R86])" office:value-type="float" office:value="42.5">
            <text:p>42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90">
            <text:p>290</text:p>
          </table:table-cell>
          <table:table-cell table:style-name="ce52" office:value-type="float" office:value="554">
            <text:p>55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70.3333333333333">
            <text:p>70.3333</text:p>
          </table:table-cell>
          <table:table-cell table:style-name="ce73" table:formula="of:=[.X87]/[.D87]" office:value-type="float" office:value="0.439583333333333">
            <text:p>0.4396</text:p>
          </table:table-cell>
          <table:table-cell table:style-name="ce89" table:formula="of:=-1*[.X87]/[.E87]" office:value-type="float" office:value="0.703333333333333">
            <text:p>0.7033</text:p>
          </table:table-cell>
          <table:table-cell table:style-name="ce73" table:formula="of:=[.X87] * ([.N87] + [.O87] + [.P87]) / (3 - [.Q87] - [.R87])" office:value-type="float" office:value="87.9166666666667">
            <text:p>87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98">
            <text:p>2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8] + [.G88]) / (2 * ( ((([.H88] + [.I88]) / 2) + [.J88]) / 10 )) * [.L88]" office:value-type="float" office:value="38.9285714285714">
            <text:p>38.9286</text:p>
          </table:table-cell>
          <table:table-cell table:style-name="ce73" table:formula="of:=[.X88]/[.D88]" office:value-type="float" office:value="0.353896103896104">
            <text:p>0.3539</text:p>
          </table:table-cell>
          <table:table-cell table:style-name="ce89" table:formula="of:=-1*[.X88]/[.E88]" office:value-type="float" office:value="0.556122448979592">
            <text:p>0.5561</text:p>
          </table:table-cell>
          <table:table-cell table:style-name="ce73" table:formula="of:=[.X88] * ([.N88] + [.O88] + [.P88]) / (3 - [.Q88] - [.R88])" office:value-type="float" office:value="54.5">
            <text:p>54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8">
            <text:p>188</text:p>
          </table:table-cell>
          <table:table-cell table:style-name="ce52" office:value-type="float" office:value="358">
            <text:p>35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9] + [.G89]) / (2 * ( ((([.H89] + [.I89]) / 2) + [.J89]) / 10 )) * [.L89]" office:value-type="float" office:value="48.75">
            <text:p>48.7500</text:p>
          </table:table-cell>
          <table:table-cell table:style-name="ce73" table:formula="of:=[.X89]/[.D89]" office:value-type="float" office:value="0.348214285714286">
            <text:p>0.3482</text:p>
          </table:table-cell>
          <table:table-cell table:style-name="ce89" table:formula="of:=-1*[.X89]/[.E89]" office:value-type="float" office:value="0.609375">
            <text:p>0.6094</text:p>
          </table:table-cell>
          <table:table-cell table:style-name="ce73" table:formula="of:=[.X89] * ([.N89] + [.O89] + [.P89]) / (3 - [.Q89] - [.R89])" office:value-type="float" office:value="68.25">
            <text:p>68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204.62962962963">
            <text:p>204.6296</text:p>
          </table:table-cell>
          <table:table-cell table:style-name="ce73" table:formula="of:=[.X90]/[.D90]" office:value-type="float" office:value="0.545679012345679">
            <text:p>0.5457</text:p>
          </table:table-cell>
          <table:table-cell table:style-name="ce89" table:formula="of:=-1*[.X90]/[.E90]" office:value-type="float" office:value="0.744107744107744">
            <text:p>0.7441</text:p>
          </table:table-cell>
          <table:table-cell table:style-name="ce73" table:formula="of:=[.X90] * ([.N90] + [.O90] + [.P90]) / (3 - [.Q90] - [.R90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230.864197530864">
            <text:p>230.8642</text:p>
          </table:table-cell>
          <table:table-cell table:style-name="ce73" table:formula="of:=[.X91]/[.D91]" office:value-type="float" office:value="0.54320987654321">
            <text:p>0.5432</text:p>
          </table:table-cell>
          <table:table-cell table:style-name="ce89" table:formula="of:=-1*[.X91]/[.E91]" office:value-type="float" office:value="0.744723217841497">
            <text:p>0.7447</text:p>
          </table:table-cell>
          <table:table-cell table:style-name="ce73" table:formula="of:=[.X91] * ([.N91] + [.O91] + [.P91]) / (3 - [.Q91] - [.R91])" office:value-type="float" office:value="307.818930041152">
            <text:p>307.81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310.975609756098">
            <text:p>310.9756</text:p>
          </table:table-cell>
          <table:table-cell table:style-name="ce73" table:formula="of:=[.X92]/[.D92]" office:value-type="float" office:value="0.621951219512195">
            <text:p>0.6220</text:p>
          </table:table-cell>
          <table:table-cell table:style-name="ce89" table:formula="of:=-1*[.X92]/[.E92]" office:value-type="float" office:value="0.621951219512195">
            <text:p>0.6220</text:p>
          </table:table-cell>
          <table:table-cell table:style-name="ce73" table:formula="of:=[.X92] * ([.N92] + [.O92] + [.P92]) / (3 - [.Q92] - [.R92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7.91666666666667">
            <text:p>7.9167</text:p>
          </table:table-cell>
          <table:table-cell table:style-name="ce73" table:formula="of:=[.X94]/[.D94]" office:value-type="float" office:value="0.263888888888889">
            <text:p>0.2639</text:p>
          </table:table-cell>
          <table:table-cell table:style-name="ce89" table:formula="of:=-1*[.X94]/[.E94]" office:value-type="float" office:value="0.395833333333333">
            <text:p>0.3958</text:p>
          </table:table-cell>
          <table:table-cell table:style-name="ce73" table:formula="of:=[.X94] * ([.N94] + [.O94] + [.P94]) / (3 - [.Q94] - [.R94])" office:value-type="float" office:value="10.8854166666667">
            <text:p>10.8854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5.8333333333333">
            <text:p>15.8333</text:p>
          </table:table-cell>
          <table:table-cell table:style-name="ce73" table:formula="of:=[.X95]/[.D95]" office:value-type="float" office:value="0.263888888888889">
            <text:p>0.2639</text:p>
          </table:table-cell>
          <table:table-cell table:style-name="ce89" table:formula="of:=-1*[.X95]/[.E95]" office:value-type="float" office:value="0.465686274509804">
            <text:p>0.4657</text:p>
          </table:table-cell>
          <table:table-cell table:style-name="ce73" table:formula="of:=[.X95] * ([.N95] + [.O95] + [.P95]) / (3 - [.Q95] - [.R95])" office:value-type="float" office:value="21.7708333333333">
            <text:p>21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30">
            <text:p>3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40.8333333333333">
            <text:p>40.8333</text:p>
          </table:table-cell>
          <table:table-cell table:style-name="ce73" table:formula="of:=[.X96]/[.D96]" office:value-type="float" office:value="0.340277777777778">
            <text:p>0.3403</text:p>
          </table:table-cell>
          <table:table-cell table:style-name="ce89" table:formula="of:=-1*[.X96]/[.E96]" office:value-type="float" office:value="0.638020833333333">
            <text:p>0.6380</text:p>
          </table:table-cell>
          <table:table-cell table:style-name="ce73" table:formula="of:=[.X96] * ([.N96] + [.O96] + [.P96]) / (3 - [.Q96] - [.R96])" office:value-type="float" office:value="56.1458333333333">
            <text:p>56.145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9.58333333333333">
            <text:p>9.5833</text:p>
          </table:table-cell>
          <table:table-cell table:style-name="ce73" table:formula="of:=[.X97]/[.D97]" office:value-type="float" office:value="0.266203703703704">
            <text:p>0.2662</text:p>
          </table:table-cell>
          <table:table-cell table:style-name="ce89" table:formula="of:=-1*[.X97]/[.E97]" office:value-type="float" office:value="0.399305555555556">
            <text:p>0.3993</text:p>
          </table:table-cell>
          <table:table-cell table:style-name="ce73" table:formula="of:=[.X97] * ([.N97] + [.O97] + [.P97]) / (3 - [.Q97] - [.R97])" office:value-type="float" office:value="13.1770833333333">
            <text:p>13.1771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20">
            <text:p>22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26.25">
            <text:p>26.2500</text:p>
          </table:table-cell>
          <table:table-cell table:style-name="ce73" table:formula="of:=[.X98]/[.D98]" office:value-type="float" office:value="0.364583333333333">
            <text:p>0.3646</text:p>
          </table:table-cell>
          <table:table-cell table:style-name="ce89" table:formula="of:=-1*[.X98]/[.E98]" office:value-type="float" office:value="0.570652173913043">
            <text:p>0.5707</text:p>
          </table:table-cell>
          <table:table-cell table:style-name="ce73" table:formula="of:=[.X98] * ([.N98] + [.O98] + [.P98]) / (3 - [.Q98] - [.R98])" office:value-type="float" office:value="36.09375">
            <text:p>36.093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55.8333333333333">
            <text:p>55.8333</text:p>
          </table:table-cell>
          <table:table-cell table:style-name="ce73" table:formula="of:=[.X99]/[.D99]" office:value-type="float" office:value="0.387731481481481">
            <text:p>0.3877</text:p>
          </table:table-cell>
          <table:table-cell table:style-name="ce89" table:formula="of:=-1*[.X99]/[.E99]" office:value-type="float" office:value="0.62037037037037">
            <text:p>0.6204</text:p>
          </table:table-cell>
          <table:table-cell table:style-name="ce73" table:formula="of:=[.X99] * ([.N99] + [.O99] + [.P99]) / (3 - [.Q99] - [.R99])" office:value-type="float" office:value="76.7708333333333">
            <text:p>76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12.0833333333333">
            <text:p>12.0833</text:p>
          </table:table-cell>
          <table:table-cell table:style-name="ce73" table:formula="of:=[.X100]/[.D100]" office:value-type="float" office:value="0.302083333333333">
            <text:p>0.3021</text:p>
          </table:table-cell>
          <table:table-cell table:style-name="ce89" table:formula="of:=-1*[.X100]/[.E100]" office:value-type="float" office:value="0.431547619047619">
            <text:p>0.4315</text:p>
          </table:table-cell>
          <table:table-cell table:style-name="ce73" table:formula="of:=[.X100] * ([.N100] + [.O100] + [.P100]) / (3 - [.Q100] - [.R100])" office:value-type="float" office:value="16.6145833333333">
            <text:p>16.6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65">
            <text:p>26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1] + [.G101]) / (2 * ( ((([.H101] + [.I101]) / 2) + [.J101]) / 10 )) * [.L101]" office:value-type="float" office:value="31.25">
            <text:p>31.2500</text:p>
          </table:table-cell>
          <table:table-cell table:style-name="ce73" table:formula="of:=[.X101]/[.D101]" office:value-type="float" office:value="0.390625">
            <text:p>0.3906</text:p>
          </table:table-cell>
          <table:table-cell table:style-name="ce89" table:formula="of:=-1*[.X101]/[.E101]" office:value-type="float" office:value="0.600961538461538">
            <text:p>0.6010</text:p>
          </table:table-cell>
          <table:table-cell table:style-name="ce73" table:formula="of:=[.X101] * ([.N101] + [.O101] + [.P101]) / (3 - [.Q101] - [.R101])" office:value-type="float" office:value="42.96875">
            <text:p>42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64.5833333333333">
            <text:p>64.5833</text:p>
          </table:table-cell>
          <table:table-cell table:style-name="ce73" table:formula="of:=[.X102]/[.D102]" office:value-type="float" office:value="0.403645833333333">
            <text:p>0.4036</text:p>
          </table:table-cell>
          <table:table-cell table:style-name="ce89" table:formula="of:=-1*[.X102]/[.E102]" office:value-type="float" office:value="0.645833333333333">
            <text:p>0.6458</text:p>
          </table:table-cell>
          <table:table-cell table:style-name="ce73" table:formula="of:=[.X102] * ([.N102] + [.O102] + [.P102]) / (3 - [.Q102] - [.R102])" office:value-type="float" office:value="88.8020833333333">
            <text:p>88.80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3] + [.G103]) / (2 * ( ((([.H103] + [.I103]) / 2) + [.J103]) / 10 )) * [.L103]" office:value-type="float" office:value="36.6071428571429">
            <text:p>36.6071</text:p>
          </table:table-cell>
          <table:table-cell table:style-name="ce73" table:formula="of:=[.X103]/[.D103]" office:value-type="float" office:value="0.366071428571429">
            <text:p>0.3661</text:p>
          </table:table-cell>
          <table:table-cell table:style-name="ce89" table:formula="of:=-1*[.X103]/[.E103]" office:value-type="float" office:value="0.52295918367347">
            <text:p>0.5230</text:p>
          </table:table-cell>
          <table:table-cell table:style-name="ce73" table:formula="of:=[.X103] * ([.N103] + [.O103] + [.P103]) / (3 - [.Q103] - [.R103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4] + [.G104]) / (2 * ( ((([.H104] + [.I104]) / 2) + [.J104]) / 10 )) * [.L104]" office:value-type="float" office:value="45.5357142857143">
            <text:p>45.5357</text:p>
          </table:table-cell>
          <table:table-cell table:style-name="ce73" table:formula="of:=[.X104]/[.D104]" office:value-type="float" office:value="0.325255102040816">
            <text:p>0.3253</text:p>
          </table:table-cell>
          <table:table-cell table:style-name="ce89" table:formula="of:=-1*[.X104]/[.E104]" office:value-type="float" office:value="0.569196428571429">
            <text:p>0.5692</text:p>
          </table:table-cell>
          <table:table-cell table:style-name="ce73" table:formula="of:=[.X104] * ([.N104] + [.O104] + [.P104]) / (3 - [.Q104] - [.R104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183.641975308642">
            <text:p>183.6420</text:p>
          </table:table-cell>
          <table:table-cell table:style-name="ce73" table:formula="of:=[.X105]/[.D105]" office:value-type="float" office:value="0.489711934156379">
            <text:p>0.4897</text:p>
          </table:table-cell>
          <table:table-cell table:style-name="ce89" table:formula="of:=-1*[.X105]/[.E105]" office:value-type="float" office:value="0.667789001122334">
            <text:p>0.6678</text:p>
          </table:table-cell>
          <table:table-cell table:style-name="ce73" table:formula="of:=[.X105] * ([.N105] + [.O105] + [.P105]) / (3 - [.Q105] - [.R105])" office:value-type="float" office:value="275.462962962963">
            <text:p>275.4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6] + [.G106]) / (2 * ( ((([.H106] + [.I106]) / 2) + [.J106]) / 10 )) * [.L106]" office:value-type="float" office:value="209.876543209877">
            <text:p>209.8765</text:p>
          </table:table-cell>
          <table:table-cell table:style-name="ce73" table:formula="of:=[.X106]/[.D106]" office:value-type="float" office:value="0.493827160493827">
            <text:p>0.4938</text:p>
          </table:table-cell>
          <table:table-cell table:style-name="ce89" table:formula="of:=-1*[.X106]/[.E106]" office:value-type="float" office:value="0.677021107128634">
            <text:p>0.6770</text:p>
          </table:table-cell>
          <table:table-cell table:style-name="ce73" table:formula="of:=[.X106] * ([.N106] + [.O106] + [.P106]) / (3 - [.Q106] - [.R106])" office:value-type="float" office:value="314.814814814815">
            <text:p>314.81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7] + [.G107]) / (2 * ( ((([.H107] + [.I107]) / 2) + [.J107]) / 10 )) * [.L107]" office:value-type="float" office:value="283.333333333333">
            <text:p>283.3333</text:p>
          </table:table-cell>
          <table:table-cell table:style-name="ce73" table:formula="of:=[.X107]/[.D107]" office:value-type="float" office:value="0.566666666666667">
            <text:p>0.5667</text:p>
          </table:table-cell>
          <table:table-cell table:style-name="ce89" table:formula="of:=-1*[.X107]/[.E107]" office:value-type="float" office:value="0.566666666666667">
            <text:p>0.5667</text:p>
          </table:table-cell>
          <table:table-cell table:style-name="ce73" table:formula="of:=[.X107] * ([.N107] + [.O107] + [.P107]) / (3 - [.Q107] - [.R107])" office:value-type="float" office:value="425">
            <text:p>42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60">
            <text:p>6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11.4">
            <text:p>11.4000</text:p>
          </table:table-cell>
          <table:table-cell table:style-name="ce86" table:formula="of:=[.X109]/[.D109]" office:value-type="float" office:value="0.316666666666667">
            <text:p>0.3167</text:p>
          </table:table-cell>
          <table:table-cell table:style-name="ce92" table:formula="of:=-1*[.X109]/[.E109]" office:value-type="float" office:value="0.475">
            <text:p>0.4750</text:p>
          </table:table-cell>
          <table:table-cell table:style-name="ce73" table:formula="of:=[.X109] * ([.N109] + [.O109] + [.P109]) / (3 - [.Q109] - [.R109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90">
            <text:p>9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0] + [.G110]) / (2 * ( ((([.H110] + [.I110]) / 2) + [.J110]) / 10 )) * [.L110]" office:value-type="float" office:value="29">
            <text:p>29.0000</text:p>
          </table:table-cell>
          <table:table-cell table:style-name="ce86" table:formula="of:=[.X110]/[.D110]" office:value-type="float" office:value="0.402777777777778">
            <text:p>0.4028</text:p>
          </table:table-cell>
          <table:table-cell table:style-name="ce92" table:formula="of:=-1*[.X110]/[.E110]" office:value-type="float" office:value="0.630434782608696">
            <text:p>0.6304</text:p>
          </table:table-cell>
          <table:table-cell table:style-name="ce73" table:formula="of:=[.X110] * ([.N110] + [.O110] + [.P110]) / (3 - [.Q110] - [.R110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120">
            <text:p>12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1] + [.G111]) / (2 * ( ((([.H111] + [.I111]) / 2) + [.J111]) / 10 )) * [.L111]" office:value-type="float" office:value="62.2">
            <text:p>62.2000</text:p>
          </table:table-cell>
          <table:table-cell table:style-name="ce86" table:formula="of:=[.X111]/[.D111]" office:value-type="float" office:value="0.431944444444444">
            <text:p>0.4319</text:p>
          </table:table-cell>
          <table:table-cell table:style-name="ce92" table:formula="of:=-1*[.X111]/[.E111]" office:value-type="float" office:value="0.691111111111111">
            <text:p>0.6911</text:p>
          </table:table-cell>
          <table:table-cell table:style-name="ce73" table:formula="of:=[.X111] * ([.N111] + [.O111] + [.P111]) / (3 - [.Q111] - [.R111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13.8">
            <text:p>13.8000</text:p>
          </table:table-cell>
          <table:table-cell table:style-name="ce84" table:formula="of:=[.X112]/[.D112]" office:value-type="float" office:value="0.345">
            <text:p>0.3450</text:p>
          </table:table-cell>
          <table:table-cell table:style-name="ce90" table:formula="of:=-1*[.X112]/[.E112]" office:value-type="float" office:value="0.492857142857143">
            <text:p>0.4929</text:p>
          </table:table-cell>
          <table:table-cell table:style-name="ce73" table:formula="of:=[.X112] * ([.N112] + [.O112] + [.P112]) / (3 - [.Q112] - [.R112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33.2">
            <text:p>33.2000</text:p>
          </table:table-cell>
          <table:table-cell table:style-name="ce84" table:formula="of:=[.X113]/[.D113]" office:value-type="float" office:value="0.415">
            <text:p>0.4150</text:p>
          </table:table-cell>
          <table:table-cell table:style-name="ce90" table:formula="of:=-1*[.X113]/[.E113]" office:value-type="float" office:value="0.638461538461538">
            <text:p>0.6385</text:p>
          </table:table-cell>
          <table:table-cell table:style-name="ce73" table:formula="of:=[.X113] * ([.N113] + [.O113] + [.P113]) / (3 - [.Q113] - [.R113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68.2">
            <text:p>68.2000</text:p>
          </table:table-cell>
          <table:table-cell table:style-name="ce84" table:formula="of:=[.X114]/[.D114]" office:value-type="float" office:value="0.42625">
            <text:p>0.4263</text:p>
          </table:table-cell>
          <table:table-cell table:style-name="ce90" table:formula="of:=-1*[.X114]/[.E114]" office:value-type="float" office:value="0.682">
            <text:p>0.6820</text:p>
          </table:table-cell>
          <table:table-cell table:style-name="ce73" table:formula="of:=[.X114] * ([.N114] + [.O114] + [.P114]) / (3 - [.Q114] - [.R114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223.125">
            <text:p>223.1250</text:p>
          </table:table-cell>
          <table:table-cell table:style-name="ce84" table:formula="of:=[.X115]/[.D115]" office:value-type="float" office:value="0.595">
            <text:p>0.5950</text:p>
          </table:table-cell>
          <table:table-cell table:style-name="ce90" table:formula="of:=-1*[.X115]/[.E115]" office:value-type="float" office:value="0.796875">
            <text:p>0.7969</text:p>
          </table:table-cell>
          <table:table-cell table:style-name="ce73" table:formula="of:=[.X115] * ([.N115] + [.O115] + [.P115]) / (3 - [.Q115] - [.R115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03.571428571429">
            <text:p>303.5714</text:p>
          </table:table-cell>
          <table:table-cell table:style-name="ce84" table:formula="of:=[.X116]/[.D116]" office:value-type="float" office:value="0.607142857142857">
            <text:p>0.6071</text:p>
          </table:table-cell>
          <table:table-cell table:style-name="ce90" table:formula="of:=-1*[.X116]/[.E116]" office:value-type="float" office:value="0.607142857142857">
            <text:p>0.6071</text:p>
          </table:table-cell>
          <table:table-cell table:style-name="ce73" table:formula="of:=[.X116] * ([.N116] + [.O116] + [.P116]) / (3 - [.Q116] - [.R116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16">
            <text:p>16.0000</text:p>
          </table:table-cell>
          <table:table-cell table:style-name="ce84" table:formula="of:=[.X117]/[.D117]" office:value-type="float" office:value="0.32">
            <text:p>0.3200</text:p>
          </table:table-cell>
          <table:table-cell table:style-name="ce90" table:formula="of:=-1*[.X117]/[.E117]" office:value-type="float" office:value="0.470588235294118">
            <text:p>0.4706</text:p>
          </table:table-cell>
          <table:table-cell table:style-name="ce73" table:formula="of:=[.X117] * ([.N117] + [.O117] + [.P117]) / (3 - [.Q117] - [.R11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36.4">
            <text:p>36.4000</text:p>
          </table:table-cell>
          <table:table-cell table:style-name="ce84" table:formula="of:=[.X118]/[.D118]" office:value-type="float" office:value="0.364">
            <text:p>0.3640</text:p>
          </table:table-cell>
          <table:table-cell table:style-name="ce90" table:formula="of:=-1*[.X118]/[.E118]" office:value-type="float" office:value="0.606666666666667">
            <text:p>0.6067</text:p>
          </table:table-cell>
          <table:table-cell table:style-name="ce73" table:formula="of:=[.X118] * ([.N118] + [.O118] + [.P118]) / (3 - [.Q118] - [.R118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74">
            <text:p>74.0000</text:p>
          </table:table-cell>
          <table:table-cell table:style-name="ce84" table:formula="of:=[.X119]/[.D119]" office:value-type="float" office:value="0.37">
            <text:p>0.3700</text:p>
          </table:table-cell>
          <table:table-cell table:style-name="ce90" table:formula="of:=-1*[.X119]/[.E119]" office:value-type="float" office:value="0.672727272727273">
            <text:p>0.6727</text:p>
          </table:table-cell>
          <table:table-cell table:style-name="ce73" table:formula="of:=[.X119] * ([.N119] + [.O119] + [.P119]) / (3 - [.Q119] - [.R119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0] + [.G120]) / (2 * ( ((([.H120] + [.I120]) / 2) + [.J120]) / 10 )) * [.L120]" office:value-type="float" office:value="241.71875">
            <text:p>241.7188</text:p>
          </table:table-cell>
          <table:table-cell table:style-name="ce84" table:formula="of:=[.X120]/[.D120]" office:value-type="float" office:value="0.56875">
            <text:p>0.5688</text:p>
          </table:table-cell>
          <table:table-cell table:style-name="ce90" table:formula="of:=-1*[.X120]/[.E120]" office:value-type="float" office:value="0.732481060606061">
            <text:p>0.7325</text:p>
          </table:table-cell>
          <table:table-cell table:style-name="ce73" table:formula="of:=[.X120] * ([.N120] + [.O120] + [.P120]) / (3 - [.Q120] - [.R120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1] + [.G121]) / (2 * ( ((([.H121] + [.I121]) / 2) + [.J121]) / 10 )) * [.L121]" office:value-type="float" office:value="323.809523809524">
            <text:p>323.8095</text:p>
          </table:table-cell>
          <table:table-cell table:style-name="ce84" table:formula="of:=[.X121]/[.D121]" office:value-type="float" office:value="0.53968253968254">
            <text:p>0.5397</text:p>
          </table:table-cell>
          <table:table-cell table:style-name="ce90" table:formula="of:=-1*[.X121]/[.E121]" office:value-type="float" office:value="0.588744588744589">
            <text:p>0.5887</text:p>
          </table:table-cell>
          <table:table-cell table:style-name="ce73" table:formula="of:=[.X121] * ([.N121] + [.O121] + [.P121]) / (3 - [.Q121] - [.R121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3] + [.G123]) / (2 * ( ((([.H123] + [.I123]) / 2) + [.J123]) / 10 )) * [.L123]" office:value-type="float" office:value="20">
            <text:p>20.0000</text:p>
          </table:table-cell>
          <table:table-cell table:style-name="ce74" table:formula="of:=[.X123]/[.D123]" office:value-type="float" office:value="0.344827586206897">
            <text:p>0.3448</text:p>
          </table:table-cell>
          <table:table-cell table:style-name="ce88" table:formula="of:=-1*[.X123]/[.E123]" office:value-type="float" office:value="0.769230769230769">
            <text:p>0.7692</text:p>
          </table:table-cell>
          <table:table-cell table:style-name="ce73" table:formula="of:=[.X123] * ([.N123] + [.O123] + [.P123]) / (3 - [.Q123] - [.R123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25.4">
            <text:p>25.4000</text:p>
          </table:table-cell>
          <table:table-cell table:style-name="ce73" table:formula="of:=[.X124]/[.D124]" office:value-type="float" office:value="0.352777777777778">
            <text:p>0.3528</text:p>
          </table:table-cell>
          <table:table-cell table:style-name="ce89" table:formula="of:=-1*[.X124]/[.E124]" office:value-type="float" office:value="0.846666666666667">
            <text:p>0.8467</text:p>
          </table:table-cell>
          <table:table-cell table:style-name="ce73" table:formula="of:=[.X124] * ([.N124] + [.O124] + [.P124]) / (3 - [.Q124] - [.R124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31.8">
            <text:p>31.8000</text:p>
          </table:table-cell>
          <table:table-cell table:style-name="ce73" table:formula="of:=[.X125]/[.D125]" office:value-type="float" office:value="0.369767441860465">
            <text:p>0.3698</text:p>
          </table:table-cell>
          <table:table-cell table:style-name="ce89" table:formula="of:=-1*[.X125]/[.E125]" office:value-type="float" office:value="0.908571428571429">
            <text:p>0.9086</text:p>
          </table:table-cell>
          <table:table-cell table:style-name="ce73" table:formula="of:=[.X125] * ([.N125] + [.O125] + [.P125]) / (3 - [.Q125] - [.R125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6] + [.G126]) / (2 * ( ((([.H126] + [.I126]) / 2) + [.J126]) / 10 )) * [.L126]" office:value-type="float" office:value="12.2727272727273">
            <text:p>12.2727</text:p>
          </table:table-cell>
          <table:table-cell table:style-name="ce74" table:formula="of:=[.X126]/[.D126]" office:value-type="float" office:value="0.188811188811189">
            <text:p>0.1888</text:p>
          </table:table-cell>
          <table:table-cell table:style-name="ce88" table:formula="of:=-1*[.X126]/[.E126]" office:value-type="float" office:value="0.472027972027972">
            <text:p>0.4720</text:p>
          </table:table-cell>
          <table:table-cell table:style-name="ce73" table:formula="of:=[.X126] * ([.N126] + [.O126] + [.P126]) / (3 - [.Q126] - [.R126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7] + [.G127]) / (2 * ( ((([.H127] + [.I127]) / 2) + [.J127]) / 10 )) * [.L127]" office:value-type="float" office:value="17.5757575757576">
            <text:p>17.5758</text:p>
          </table:table-cell>
          <table:table-cell table:style-name="ce73" table:formula="of:=[.X127]/[.D127]" office:value-type="float" office:value="0.21969696969697">
            <text:p>0.2197</text:p>
          </table:table-cell>
          <table:table-cell table:style-name="ce89" table:formula="of:=-1*[.X127]/[.E127]" office:value-type="float" office:value="0.502164502164502">
            <text:p>0.5022</text:p>
          </table:table-cell>
          <table:table-cell table:style-name="ce73" table:formula="of:=[.X127] * ([.N127] + [.O127] + [.P127]) / (3 - [.Q127] - [.R127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3.4848484848485">
            <text:p>23.4848</text:p>
          </table:table-cell>
          <table:table-cell table:style-name="ce73" table:formula="of:=[.X128]/[.D128]" office:value-type="float" office:value="0.247208931419458">
            <text:p>0.2472</text:p>
          </table:table-cell>
          <table:table-cell table:style-name="ce89" table:formula="of:=-1*[.X128]/[.E128]" office:value-type="float" office:value="0.479282622139765">
            <text:p>0.4793</text:p>
          </table:table-cell>
          <table:table-cell table:style-name="ce73" table:formula="of:=[.X128] * ([.N128] + [.O128] + [.P128]) / (3 - [.Q128] - [.R128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9] + [.G129]) / (2 * ( ((([.H129] + [.I129]) / 2) + [.J129]) / 10 )) * [.L129]" office:value-type="float" office:value="21.0526315789474">
            <text:p>21.0526</text:p>
          </table:table-cell>
          <table:table-cell table:style-name="ce74" table:formula="of:=[.X129]/[.D129]" office:value-type="float" office:value="0.309597523219814">
            <text:p>0.3096</text:p>
          </table:table-cell>
          <table:table-cell table:style-name="ce88" table:formula="of:=-1*[.X129]/[.E129]" office:value-type="float" office:value="0.809716599190283">
            <text:p>0.8097</text:p>
          </table:table-cell>
          <table:table-cell table:style-name="ce73" table:formula="of:=[.X129] * ([.N129] + [.O129] + [.P129]) / (3 - [.Q129] - [.R129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26.6081871345029">
            <text:p>26.6082</text:p>
          </table:table-cell>
          <table:table-cell table:style-name="ce73" table:formula="of:=[.X130]/[.D130]" office:value-type="float" office:value="0.316764132553606">
            <text:p>0.3168</text:p>
          </table:table-cell>
          <table:table-cell table:style-name="ce89" table:formula="of:=-1*[.X130]/[.E130]" office:value-type="float" office:value="0.806308701045543">
            <text:p>0.8063</text:p>
          </table:table-cell>
          <table:table-cell table:style-name="ce73" table:formula="of:=[.X130] * ([.N130] + [.O130] + [.P130]) / (3 - [.Q130] - [.R130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1] + [.G131]) / (2 * ( ((([.H131] + [.I131]) / 2) + [.J131]) / 10 )) * [.L131]" office:value-type="float" office:value="33.0409356725146">
            <text:p>33.0409</text:p>
          </table:table-cell>
          <table:table-cell table:style-name="ce73" table:formula="of:=[.X131]/[.D131]" office:value-type="float" office:value="0.330409356725146">
            <text:p>0.3304</text:p>
          </table:table-cell>
          <table:table-cell table:style-name="ce89" table:formula="of:=-1*[.X131]/[.E131]" office:value-type="float" office:value="0.80587647981743">
            <text:p>0.8059</text:p>
          </table:table-cell>
          <table:table-cell table:style-name="ce73" table:formula="of:=[.X131] * ([.N131] + [.O131] + [.P131]) / (3 - [.Q131] - [.R131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2] + [.G132]) / (2 * ( ((([.H132] + [.I132]) / 2) + [.J132]) / 10 )) * [.L132]" office:value-type="float" office:value="57.7777777777778">
            <text:p>57.7778</text:p>
          </table:table-cell>
          <table:table-cell table:style-name="ce73" table:formula="of:=[.X132]/[.D132]" office:value-type="float" office:value="0.385185185185185">
            <text:p>0.3852</text:p>
          </table:table-cell>
          <table:table-cell table:style-name="ce89" table:formula="of:=-1*[.X132]/[.E132]" office:value-type="float" office:value="0.888888888888889">
            <text:p>0.8889</text:p>
          </table:table-cell>
          <table:table-cell table:style-name="ce73" table:formula="of:=[.X132] * ([.N132] + [.O132] + [.P132]) / (3 - [.Q132] - [.R132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244.186046511628">
            <text:p>244.1860</text:p>
          </table:table-cell>
          <table:table-cell table:style-name="ce73" table:formula="of:=[.X133]/[.D133]" office:value-type="float" office:value="0.651162790697674">
            <text:p>0.6512</text:p>
          </table:table-cell>
          <table:table-cell table:style-name="ce89" table:formula="of:=-1*[.X133]/[.E133]" office:value-type="float" office:value="0.813953488372093">
            <text:p>0.8140</text:p>
          </table:table-cell>
          <table:table-cell table:style-name="ce73" table:formula="of:=[.X133] * ([.N133] + [.O133] + [.P133]) / (3 - [.Q133] - [.R133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4] + [.G134]) / (2 * ( ((([.H134] + [.I134]) / 2) + [.J134]) / 10 )) * [.L134]" office:value-type="float" office:value="273.255813953488">
            <text:p>273.2558</text:p>
          </table:table-cell>
          <table:table-cell table:style-name="ce73" table:formula="of:=[.X134]/[.D134]" office:value-type="float" office:value="0.658447744466237">
            <text:p>0.6584</text:p>
          </table:table-cell>
          <table:table-cell table:style-name="ce89" table:formula="of:=-1*[.X134]/[.E134]" office:value-type="float" office:value="0.840787119856887">
            <text:p>0.8408</text:p>
          </table:table-cell>
          <table:table-cell table:style-name="ce73" table:formula="of:=[.X134] * ([.N134] + [.O134] + [.P134]) / (3 - [.Q134] - [.R134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5] + [.G135]) / (2 * ( ((([.H135] + [.I135]) / 2) + [.J135]) / 10 )) * [.L135]" office:value-type="float" office:value="356.756756756757">
            <text:p>356.7568</text:p>
          </table:table-cell>
          <table:table-cell table:style-name="ce73" table:formula="of:=[.X135]/[.D135]" office:value-type="float" office:value="0.713513513513514">
            <text:p>0.7135</text:p>
          </table:table-cell>
          <table:table-cell table:style-name="ce89" table:formula="of:=-1*[.X135]/[.E135]" office:value-type="float" office:value="0.713513513513514">
            <text:p>0.7135</text:p>
          </table:table-cell>
          <table:table-cell table:style-name="ce73" table:formula="of:=[.X135] * ([.N135] + [.O135] + [.P135]) / (3 - [.Q135] - [.R135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6] + [.G136]) / (2 * ( ((([.H136] + [.I136]) / 2) + [.J136]) / 10 )) * [.L136]" office:value-type="float" office:value="34.020618556701">
            <text:p>34.0206</text:p>
          </table:table-cell>
          <table:table-cell table:style-name="ce73" table:formula="of:=[.X136]/[.D136]" office:value-type="float" office:value="0.756013745704467">
            <text:p>0.7560</text:p>
          </table:table-cell>
          <table:table-cell table:style-name="ce89" table:formula="of:=-1*[.X136]/[.E136]" office:value-type="float" office:value="1.70103092783505">
            <text:p>1.7010</text:p>
          </table:table-cell>
          <table:table-cell table:style-name="ce73" table:formula="of:=[.X136] * ([.N136] + [.O136] + [.P136]) / (3 - [.Q136] - [.R136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7] + [.G137]) / (2 * ( ((([.H137] + [.I137]) / 2) + [.J137]) / 10 )) * [.L137]" office:value-type="float" office:value="43.956043956044">
            <text:p>43.9560</text:p>
          </table:table-cell>
          <table:table-cell table:style-name="ce73" table:formula="of:=[.X137]/[.D137]" office:value-type="float" office:value="0.43956043956044">
            <text:p>0.4396</text:p>
          </table:table-cell>
          <table:table-cell table:style-name="ce89" table:formula="of:=-1*[.X137]/[.E137]" office:value-type="float" office:value="0.879120879120879">
            <text:p>0.8791</text:p>
          </table:table-cell>
          <table:table-cell table:style-name="ce73" table:formula="of:=[.X137] * ([.N137] + [.O137] + [.P137]) / (3 - [.Q137] - [.R137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9] + [.G139]) / (2 * ( ((([.H139] + [.I139]) / 2) + [.J139]) / 10 )) * [.L139]" office:value-type="float" office:value="58.4">
            <text:p>58.4000</text:p>
          </table:table-cell>
          <table:table-cell table:style-name="ce86" table:formula="of:=[.X139]/[.D139]" office:value-type="float" office:value="0.584">
            <text:p>0.5840</text:p>
          </table:table-cell>
          <table:table-cell table:style-name="ce92" table:formula="of:=-1*[.X139]/[.E139]" office:value-type="float" office:value="1.29777777777778">
            <text:p>1.2978</text:p>
          </table:table-cell>
          <table:table-cell table:style-name="ce73" table:formula="of:=[.X139] * ([.N139] + [.O139] + [.P139]) / (3 - [.Q139] - [.R139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9.97826086956522">
            <text:p>9.9783</text:p>
          </table:table-cell>
          <table:table-cell table:style-name="ce73" table:formula="of:=[.X141]/[.D141]" office:value-type="float" office:value="0.332608695652174">
            <text:p>0.3326</text:p>
          </table:table-cell>
          <table:table-cell table:style-name="ce89" table:formula="of:=-1*[.X141]/[.E141]" office:value-type="float" office:value="0.498913043478261">
            <text:p>0.4989</text:p>
          </table:table-cell>
          <table:table-cell table:style-name="ce73" table:formula="of:=[.X141] * ([.N141] + [.O141] + [.P141]) / (3 - [.Q141] - [.R141])" office:value-type="float" office:value="12.1402173913043">
            <text:p>12.140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9.4021739130435">
            <text:p>19.4022</text:p>
          </table:table-cell>
          <table:table-cell table:style-name="ce73" table:formula="of:=[.X142]/[.D142]" office:value-type="float" office:value="0.323369565217391">
            <text:p>0.3234</text:p>
          </table:table-cell>
          <table:table-cell table:style-name="ce89" table:formula="of:=-1*[.X142]/[.E142]" office:value-type="float" office:value="0.570652173913044">
            <text:p>0.5707</text:p>
          </table:table-cell>
          <table:table-cell table:style-name="ce73" table:formula="of:=[.X142] * ([.N142] + [.O142] + [.P142]) / (3 - [.Q142] - [.R142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40">
            <text:p>3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46.195652173913">
            <text:p>46.1957</text:p>
          </table:table-cell>
          <table:table-cell table:style-name="ce73" table:formula="of:=[.X143]/[.D143]" office:value-type="float" office:value="0.384963768115942">
            <text:p>0.3850</text:p>
          </table:table-cell>
          <table:table-cell table:style-name="ce89" table:formula="of:=-1*[.X143]/[.E143]" office:value-type="float" office:value="0.721807065217391">
            <text:p>0.7218</text:p>
          </table:table-cell>
          <table:table-cell table:style-name="ce73" table:formula="of:=[.X143] * ([.N143] + [.O143] + [.P143]) / (3 - [.Q143] - [.R143])" office:value-type="float" office:value="56.2047101449275">
            <text:p>56.20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11.0869565217391">
            <text:p>11.0870</text:p>
          </table:table-cell>
          <table:table-cell table:style-name="ce73" table:formula="of:=[.X144]/[.D144]" office:value-type="float" office:value="0.307971014492754">
            <text:p>0.3080</text:p>
          </table:table-cell>
          <table:table-cell table:style-name="ce89" table:formula="of:=-1*[.X144]/[.E144]" office:value-type="float" office:value="0.46195652173913">
            <text:p>0.4620</text:p>
          </table:table-cell>
          <table:table-cell table:style-name="ce73" table:formula="of:=[.X144] * ([.N144] + [.O144] + [.P144]) / (3 - [.Q144] - [.R144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5] + [.G145]) / (2 * ( ((([.H145] + [.I145]) / 2) + [.J145]) / 10 )) * [.L145]" office:value-type="float" office:value="30.4891304347826">
            <text:p>30.4891</text:p>
          </table:table-cell>
          <table:table-cell table:style-name="ce73" table:formula="of:=[.X145]/[.D145]" office:value-type="float" office:value="0.423460144927536">
            <text:p>0.4235</text:p>
          </table:table-cell>
          <table:table-cell table:style-name="ce89" table:formula="of:=-1*[.X145]/[.E145]" office:value-type="float" office:value="0.662807183364839">
            <text:p>0.6628</text:p>
          </table:table-cell>
          <table:table-cell table:style-name="ce73" table:formula="of:=[.X145] * ([.N145] + [.O145] + [.P145]) / (3 - [.Q145] - [.R145])" office:value-type="float" office:value="37.0951086956522">
            <text:p>37.095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6] + [.G146]) / (2 * ( ((([.H146] + [.I146]) / 2) + [.J146]) / 10 )) * [.L146]" office:value-type="float" office:value="60.054347826087">
            <text:p>60.0543</text:p>
          </table:table-cell>
          <table:table-cell table:style-name="ce73" table:formula="of:=[.X146]/[.D146]" office:value-type="float" office:value="0.417044082125604">
            <text:p>0.4170</text:p>
          </table:table-cell>
          <table:table-cell table:style-name="ce89" table:formula="of:=-1*[.X146]/[.E146]" office:value-type="float" office:value="0.667270531400966">
            <text:p>0.6673</text:p>
          </table:table-cell>
          <table:table-cell table:style-name="ce73" table:formula="of:=[.X146] * ([.N146] + [.O146] + [.P146]) / (3 - [.Q146] - [.R146])" office:value-type="float" office:value="73.0661231884058">
            <text:p>73.06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50">
            <text:p>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7] + [.G147]) / (2 * ( ((([.H147] + [.I147]) / 2) + [.J147]) / 10 )) * [.L147]" office:value-type="float" office:value="39.6039603960396">
            <text:p>39.6040</text:p>
          </table:table-cell>
          <table:table-cell table:style-name="ce73" table:formula="of:=[.X147]/[.D147]" office:value-type="float" office:value="0.396039603960396">
            <text:p>0.3960</text:p>
          </table:table-cell>
          <table:table-cell table:style-name="ce89" table:formula="of:=-1*[.X147]/[.E147]" office:value-type="float" office:value="0.792079207920792">
            <text:p>0.7921</text:p>
          </table:table-cell>
          <table:table-cell table:style-name="ce73" table:formula="of:=[.X147] * ([.N147] + [.O147] + [.P147]) / (3 - [.Q147] - [.R147])" office:value-type="float" office:value="74.2574257425743">
            <text:p>74.257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8] + [.G148]) / (2 * ( ((([.H148] + [.I148]) / 2) + [.J148]) / 10 )) * [.L148]" office:value-type="float" office:value="49.5049504950495">
            <text:p>49.5050</text:p>
          </table:table-cell>
          <table:table-cell table:style-name="ce73" table:formula="of:=[.X148]/[.D148]" office:value-type="float" office:value="0.412541254125413">
            <text:p>0.4125</text:p>
          </table:table-cell>
          <table:table-cell table:style-name="ce89" table:formula="of:=-1*[.X148]/[.E148]" office:value-type="float" office:value="0.825082508250825">
            <text:p>0.8251</text:p>
          </table:table-cell>
          <table:table-cell table:style-name="ce73" table:formula="of:=[.X148] * ([.N148] + [.O148] + [.P148]) / (3 - [.Q148] - [.R148])" office:value-type="float" office:value="92.8217821782178">
            <text:p>92.82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244.505494505495">
            <text:p>244.5055</text:p>
          </table:table-cell>
          <table:table-cell table:style-name="ce73" table:formula="of:=[.X149]/[.D149]" office:value-type="float" office:value="0.652014652014652">
            <text:p>0.6520</text:p>
          </table:table-cell>
          <table:table-cell table:style-name="ce89" table:formula="of:=-1*[.X149]/[.E149]" office:value-type="float" office:value="0.815018315018315">
            <text:p>0.8150</text:p>
          </table:table-cell>
          <table:table-cell table:style-name="ce73" table:formula="of:=[.X149] * ([.N149] + [.O149] + [.P149]) / (3 - [.Q149] - [.R149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0] + [.G150]) / (2 * ( ((([.H150] + [.I150]) / 2) + [.J150]) / 10 )) * [.L150]" office:value-type="float" office:value="271.978021978022">
            <text:p>271.9780</text:p>
          </table:table-cell>
          <table:table-cell table:style-name="ce73" table:formula="of:=[.X150]/[.D150]" office:value-type="float" office:value="0.655368727657884">
            <text:p>0.6554</text:p>
          </table:table-cell>
          <table:table-cell table:style-name="ce89" table:formula="of:=-1*[.X150]/[.E150]" office:value-type="float" office:value="0.836855452240068">
            <text:p>0.8369</text:p>
          </table:table-cell>
          <table:table-cell table:style-name="ce73" table:formula="of:=[.X150] * ([.N150] + [.O150] + [.P150]) / (3 - [.Q150] - [.R150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1] + [.G151]) / (2 * ( ((([.H151] + [.I151]) / 2) + [.J151]) / 10 )) * [.L151]" office:value-type="float" office:value="353.571428571429">
            <text:p>353.5714</text:p>
          </table:table-cell>
          <table:table-cell table:style-name="ce73" table:formula="of:=[.X151]/[.D151]" office:value-type="float" office:value="0.707142857142857">
            <text:p>0.7071</text:p>
          </table:table-cell>
          <table:table-cell table:style-name="ce89" table:formula="of:=-1*[.X151]/[.E151]" office:value-type="float" office:value="0.707142857142857">
            <text:p>0.7071</text:p>
          </table:table-cell>
          <table:table-cell table:style-name="ce73" table:formula="of:=[.X151] * ([.N151] + [.O151] + [.P151]) / (3 - [.Q151] - [.R151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3.44927536231884">
            <text:p>3.4493</text:p>
          </table:table-cell>
          <table:table-cell table:style-name="ce84" table:formula="of:=[.X153]/[.D153]" office:value-type="float" office:value="0.28743961352657">
            <text:p>0.2874</text:p>
          </table:table-cell>
          <table:table-cell table:style-name="ce90" table:formula="of:=-1*[.X153]/[.E153]" office:value-type="float" office:value="0.492753623188406">
            <text:p>0.4928</text:p>
          </table:table-cell>
          <table:table-cell table:style-name="ce73" table:formula="of:=[.X153] * ([.N153] + [.O153] + [.P153]) / (3 - [.Q153] - [.R153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8.6231884057971">
            <text:p>8.6232</text:p>
          </table:table-cell>
          <table:table-cell table:style-name="ce84" table:formula="of:=[.X154]/[.D154]" office:value-type="float" office:value="0.359299516908212">
            <text:p>0.3593</text:p>
          </table:table-cell>
          <table:table-cell table:style-name="ce90" table:formula="of:=-1*[.X154]/[.E154]" office:value-type="float" office:value="0.663322185061315">
            <text:p>0.6633</text:p>
          </table:table-cell>
          <table:table-cell table:style-name="ce73" table:formula="of:=[.X154] * ([.N154] + [.O154] + [.P154]) / (3 - [.Q154] - [.R154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20.9420289855072">
            <text:p>20.9420</text:p>
          </table:table-cell>
          <table:table-cell table:style-name="ce84" table:formula="of:=[.X155]/[.D155]" office:value-type="float" office:value="0.436292270531401">
            <text:p>0.4363</text:p>
          </table:table-cell>
          <table:table-cell table:style-name="ce90" table:formula="of:=-1*[.X155]/[.E155]" office:value-type="float" office:value="0.83768115942029">
            <text:p>0.8377</text:p>
          </table:table-cell>
          <table:table-cell table:style-name="ce73" table:formula="of:=[.X155] * ([.N155] + [.O155] + [.P155]) / (3 - [.Q155] - [.R155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5.17391304347826">
            <text:p>5.1739</text:p>
          </table:table-cell>
          <table:table-cell table:style-name="ce84" table:formula="of:=[.X156]/[.D156]" office:value-type="float" office:value="0.272311212814645">
            <text:p>0.2723</text:p>
          </table:table-cell>
          <table:table-cell table:style-name="ce90" table:formula="of:=-1*[.X156]/[.E156]" office:value-type="float" office:value="0.470355731225296">
            <text:p>0.4704</text:p>
          </table:table-cell>
          <table:table-cell table:style-name="ce73" table:formula="of:=[.X156] * ([.N156] + [.O156] + [.P156]) / (3 - [.Q156] - [.R156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12.9347826086957">
            <text:p>12.9348</text:p>
          </table:table-cell>
          <table:table-cell table:style-name="ce84" table:formula="of:=[.X157]/[.D157]" office:value-type="float" office:value="0.331661092530658">
            <text:p>0.3317</text:p>
          </table:table-cell>
          <table:table-cell table:style-name="ce90" table:formula="of:=-1*[.X157]/[.E157]" office:value-type="float" office:value="0.646739130434783">
            <text:p>0.6467</text:p>
          </table:table-cell>
          <table:table-cell table:style-name="ce73" table:formula="of:=[.X157] * ([.N157] + [.O157] + [.P157]) / (3 - [.Q157] - [.R157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30.5507246376812">
            <text:p>30.5507</text:p>
          </table:table-cell>
          <table:table-cell table:style-name="ce84" table:formula="of:=[.X158]/[.D158]" office:value-type="float" office:value="0.391675956893348">
            <text:p>0.3917</text:p>
          </table:table-cell>
          <table:table-cell table:style-name="ce90" table:formula="of:=-1*[.X158]/[.E158]" office:value-type="float" office:value="0.763768115942029">
            <text:p>0.7638</text:p>
          </table:table-cell>
          <table:table-cell table:style-name="ce73" table:formula="of:=[.X158] * ([.N158] + [.O158] + [.P158]) / (3 - [.Q158] - [.R158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7.39130434782609">
            <text:p>7.3913</text:p>
          </table:table-cell>
          <table:table-cell table:style-name="ce84" table:formula="of:=[.X159]/[.D159]" office:value-type="float" office:value="0.263975155279503">
            <text:p>0.2640</text:p>
          </table:table-cell>
          <table:table-cell table:style-name="ce90" table:formula="of:=-1*[.X159]/[.E159]" office:value-type="float" office:value="0.434782608695652">
            <text:p>0.4348</text:p>
          </table:table-cell>
          <table:table-cell table:style-name="ce73" table:formula="of:=[.X159] * ([.N159] + [.O159] + [.P159]) / (3 - [.Q159] - [.R159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16.6304347826087">
            <text:p>16.6304</text:p>
          </table:table-cell>
          <table:table-cell table:style-name="ce84" table:formula="of:=[.X160]/[.D160]" office:value-type="float" office:value="0.296972049689441">
            <text:p>0.2970</text:p>
          </table:table-cell>
          <table:table-cell table:style-name="ce90" table:formula="of:=-1*[.X160]/[.E160]" office:value-type="float" office:value="0.554347826086957">
            <text:p>0.5543</text:p>
          </table:table-cell>
          <table:table-cell table:style-name="ce73" table:formula="of:=[.X160] * ([.N160] + [.O160] + [.P160]) / (3 - [.Q160] - [.R160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39.4202898550725">
            <text:p>39.4203</text:p>
          </table:table-cell>
          <table:table-cell table:style-name="ce84" table:formula="of:=[.X161]/[.D161]" office:value-type="float" office:value="0.35836627140975">
            <text:p>0.3584</text:p>
          </table:table-cell>
          <table:table-cell table:style-name="ce90" table:formula="of:=-1*[.X161]/[.E161]" office:value-type="float" office:value="0.679660169915042">
            <text:p>0.6797</text:p>
          </table:table-cell>
          <table:table-cell table:style-name="ce73" table:formula="of:=[.X161] * ([.N161] + [.O161] + [.P161]) / (3 - [.Q161] - [.R161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8.6231884057971">
            <text:p>8.6232</text:p>
          </table:table-cell>
          <table:table-cell table:style-name="ce84" table:formula="of:=[.X162]/[.D162]" office:value-type="float" office:value="0.28743961352657">
            <text:p>0.2874</text:p>
          </table:table-cell>
          <table:table-cell table:style-name="ce90" table:formula="of:=-1*[.X162]/[.E162]" office:value-type="float" office:value="0.431159420289855">
            <text:p>0.4312</text:p>
          </table:table-cell>
          <table:table-cell table:style-name="ce73" table:formula="of:=[.X162] * ([.N162] + [.O162] + [.P162]) / (3 - [.Q162] - [.R16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21.1884057971014">
            <text:p>21.1884</text:p>
          </table:table-cell>
          <table:table-cell table:style-name="ce84" table:formula="of:=[.X163]/[.D163]" office:value-type="float" office:value="0.353140096618357">
            <text:p>0.3531</text:p>
          </table:table-cell>
          <table:table-cell table:style-name="ce90" table:formula="of:=-1*[.X163]/[.E163]" office:value-type="float" office:value="0.623188405797101">
            <text:p>0.6232</text:p>
          </table:table-cell>
          <table:table-cell table:style-name="ce73" table:formula="of:=[.X163] * ([.N163] + [.O163] + [.P163]) / (3 - [.Q163] - [.R163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46.0724637681159">
            <text:p>46.0725</text:p>
          </table:table-cell>
          <table:table-cell table:style-name="ce84" table:formula="of:=[.X164]/[.D164]" office:value-type="float" office:value="0.383937198067633">
            <text:p>0.3839</text:p>
          </table:table-cell>
          <table:table-cell table:style-name="ce90" table:formula="of:=-1*[.X164]/[.E164]" office:value-type="float" office:value="0.719882246376812">
            <text:p>0.7199</text:p>
          </table:table-cell>
          <table:table-cell table:style-name="ce73" table:formula="of:=[.X164] * ([.N164] + [.O164] + [.P164]) / (3 - [.Q164] - [.R164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2">
            <text:p>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11.8260869565217">
            <text:p>11.8261</text:p>
          </table:table-cell>
          <table:table-cell table:style-name="ce84" table:formula="of:=[.X165]/[.D165]" office:value-type="float" office:value="0.328502415458937">
            <text:p>0.3285</text:p>
          </table:table-cell>
          <table:table-cell table:style-name="ce90" table:formula="of:=-1*[.X165]/[.E165]" office:value-type="float" office:value="0.492753623188406">
            <text:p>0.4928</text:p>
          </table:table-cell>
          <table:table-cell table:style-name="ce73" table:formula="of:=[.X165] * ([.N165] + [.O165] + [.P165]) / (3 - [.Q165] - [.R165])" office:value-type="float" office:value="12.2202898550725">
            <text:p>12.2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172">
            <text:p>1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30.7971014492754">
            <text:p>30.7971</text:p>
          </table:table-cell>
          <table:table-cell table:style-name="ce84" table:formula="of:=[.X166]/[.D166]" office:value-type="float" office:value="0.427737520128825">
            <text:p>0.4277</text:p>
          </table:table-cell>
          <table:table-cell table:style-name="ce90" table:formula="of:=-1*[.X166]/[.E166]" office:value-type="float" office:value="0.66950220541903">
            <text:p>0.6695</text:p>
          </table:table-cell>
          <table:table-cell table:style-name="ce73" table:formula="of:=[.X166] * ([.N166] + [.O166] + [.P166]) / (3 - [.Q166] - [.R166])" office:value-type="float" office:value="31.8236714975845">
            <text:p>31.82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50">
            <text:p>3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62.8260869565217">
            <text:p>62.8261</text:p>
          </table:table-cell>
          <table:table-cell table:style-name="ce84" table:formula="of:=[.X167]/[.D167]" office:value-type="float" office:value="0.436292270531401">
            <text:p>0.4363</text:p>
          </table:table-cell>
          <table:table-cell table:style-name="ce90" table:formula="of:=-1*[.X167]/[.E167]" office:value-type="float" office:value="0.698067632850241">
            <text:p>0.6981</text:p>
          </table:table-cell>
          <table:table-cell table:style-name="ce73" table:formula="of:=[.X167] * ([.N167] + [.O167] + [.P167]) / (3 - [.Q167] - [.R167])" office:value-type="float" office:value="64.9202898550725">
            <text:p>64.9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224.305555555556">
            <text:p>224.3056</text:p>
          </table:table-cell>
          <table:table-cell table:style-name="ce84" table:formula="of:=[.X168]/[.D168]" office:value-type="float" office:value="0.747685185185185">
            <text:p>0.7477</text:p>
          </table:table-cell>
          <table:table-cell table:style-name="ce90" table:formula="of:=-1*[.X168]/[.E168]" office:value-type="float" office:value="0.996913580246914">
            <text:p>0.9969</text:p>
          </table:table-cell>
          <table:table-cell table:style-name="ce73" table:formula="of:=[.X168] * ([.N168] + [.O168] + [.P168]) / (3 - [.Q168] - [.R168])" office:value-type="float" office:value="254.212962962963">
            <text:p>254.21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9] + [.G169]) / (2 * ( ((([.H169] + [.I169]) / 2) + [.J169]) / 10 )) * [.L169]" office:value-type="float" office:value="259.722222222222">
            <text:p>259.7222</text:p>
          </table:table-cell>
          <table:table-cell table:style-name="ce84" table:formula="of:=[.X169]/[.D169]" office:value-type="float" office:value="0.742063492063492">
            <text:p>0.7421</text:p>
          </table:table-cell>
          <table:table-cell table:style-name="ce90" table:formula="of:=-1*[.X169]/[.E169]" office:value-type="float" office:value="0.944444444444444">
            <text:p>0.9444</text:p>
          </table:table-cell>
          <table:table-cell table:style-name="ce73" table:formula="of:=[.X169] * ([.N169] + [.O169] + [.P169]) / (3 - [.Q169] - [.R169])" office:value-type="float" office:value="294.351851851852">
            <text:p>294.35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362.5">
            <text:p>362.5000</text:p>
          </table:table-cell>
          <table:table-cell table:style-name="ce84" table:formula="of:=[.X170]/[.D170]" office:value-type="float" office:value="0.805555555555556">
            <text:p>0.8056</text:p>
          </table:table-cell>
          <table:table-cell table:style-name="ce90" table:formula="of:=-1*[.X170]/[.E170]" office:value-type="float" office:value="0.725">
            <text:p>0.7250</text:p>
          </table:table-cell>
          <table:table-cell table:style-name="ce73" table:formula="of:=[.X170] * ([.N170] + [.O170] + [.P170]) / (3 - [.Q170] - [.R170])" office:value-type="float" office:value="410.833333333333">
            <text:p>410.8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6.52173913043478">
            <text:p>6.5217</text:p>
          </table:table-cell>
          <table:table-cell table:style-name="ce74" table:formula="of:=[.X172]/[.D172]" office:value-type="float" office:value="0.232919254658385">
            <text:p>0.2329</text:p>
          </table:table-cell>
          <table:table-cell table:style-name="ce88" table:formula="of:=-1*[.X172]/[.E172]" office:value-type="float" office:value="0.383631713554987">
            <text:p>0.3836</text:p>
          </table:table-cell>
          <table:table-cell table:style-name="ce73" table:formula="of:=[.X172] * ([.N172] + [.O172] + [.P172]) / (3 - [.Q172] - [.R172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6.304347826087">
            <text:p>16.3043</text:p>
          </table:table-cell>
          <table:table-cell table:style-name="ce74" table:formula="of:=[.X173]/[.D173]" office:value-type="float" office:value="0.291149068322981">
            <text:p>0.2911</text:p>
          </table:table-cell>
          <table:table-cell table:style-name="ce88" table:formula="of:=-1*[.X173]/[.E173]" office:value-type="float" office:value="0.543478260869565">
            <text:p>0.5435</text:p>
          </table:table-cell>
          <table:table-cell table:style-name="ce73" table:formula="of:=[.X173] * ([.N173] + [.O173] + [.P173]) / (3 - [.Q173] - [.R173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4] + [.G174]) / (2 * ( ((([.H174] + [.I174]) / 2) + [.J174]) / 10 )) * [.L174]" office:value-type="float" office:value="39.1304347826087">
            <text:p>39.1304</text:p>
          </table:table-cell>
          <table:table-cell table:style-name="ce74" table:formula="of:=[.X174]/[.D174]" office:value-type="float" office:value="0.349378881987578">
            <text:p>0.3494</text:p>
          </table:table-cell>
          <table:table-cell table:style-name="ce88" table:formula="of:=-1*[.X174]/[.E174]" office:value-type="float" office:value="0.663227708179808">
            <text:p>0.6632</text:p>
          </table:table-cell>
          <table:table-cell table:style-name="ce73" table:formula="of:=[.X174] * ([.N174] + [.O174] + [.P174]) / (3 - [.Q174] - [.R174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8.15217391304348">
            <text:p>8.1522</text:p>
          </table:table-cell>
          <table:table-cell table:style-name="ce73" table:formula="of:=[.X175]/[.D175]" office:value-type="float" office:value="0.271739130434783">
            <text:p>0.2717</text:p>
          </table:table-cell>
          <table:table-cell table:style-name="ce89" table:formula="of:=-1*[.X175]/[.E175]" office:value-type="float" office:value="0.407608695652174">
            <text:p>0.4076</text:p>
          </table:table-cell>
          <table:table-cell table:style-name="ce73" table:formula="of:=[.X175] * ([.N175] + [.O175] + [.P175]) / (3 - [.Q175] - [.R175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0.8695652173913">
            <text:p>20.8696</text:p>
          </table:table-cell>
          <table:table-cell table:style-name="ce73" table:formula="of:=[.X176]/[.D176]" office:value-type="float" office:value="0.347826086956522">
            <text:p>0.3478</text:p>
          </table:table-cell>
          <table:table-cell table:style-name="ce89" table:formula="of:=-1*[.X176]/[.E176]" office:value-type="float" office:value="0.61381074168798">
            <text:p>0.6138</text:p>
          </table:table-cell>
          <table:table-cell table:style-name="ce73" table:formula="of:=[.X176] * ([.N176] + [.O176] + [.P176]) / (3 - [.Q176] - [.R176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45.8695652173913">
            <text:p>45.8696</text:p>
          </table:table-cell>
          <table:table-cell table:style-name="ce73" table:formula="of:=[.X177]/[.D177]" office:value-type="float" office:value="0.382246376811594">
            <text:p>0.3822</text:p>
          </table:table-cell>
          <table:table-cell table:style-name="ce89" table:formula="of:=-1*[.X177]/[.E177]" office:value-type="float" office:value="0.716711956521739">
            <text:p>0.7167</text:p>
          </table:table-cell>
          <table:table-cell table:style-name="ce73" table:formula="of:=[.X177] * ([.N177] + [.O177] + [.P177]) / (3 - [.Q177] - [.R177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10.6521739130435">
            <text:p>10.6522</text:p>
          </table:table-cell>
          <table:table-cell table:style-name="ce73" table:formula="of:=[.X178]/[.D178]" office:value-type="float" office:value="0.295893719806763">
            <text:p>0.2959</text:p>
          </table:table-cell>
          <table:table-cell table:style-name="ce89" table:formula="of:=-1*[.X178]/[.E178]" office:value-type="float" office:value="0.443840579710145">
            <text:p>0.4438</text:p>
          </table:table-cell>
          <table:table-cell table:style-name="ce73" table:formula="of:=[.X178] * ([.N178] + [.O178] + [.P178]) / (3 - [.Q178] - [.R178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28.1521739130435">
            <text:p>28.1522</text:p>
          </table:table-cell>
          <table:table-cell table:style-name="ce73" table:formula="of:=[.X179]/[.D179]" office:value-type="float" office:value="0.391002415458937">
            <text:p>0.3910</text:p>
          </table:table-cell>
          <table:table-cell table:style-name="ce89" table:formula="of:=-1*[.X179]/[.E179]" office:value-type="float" office:value="0.612003780718336">
            <text:p>0.6120</text:p>
          </table:table-cell>
          <table:table-cell table:style-name="ce73" table:formula="of:=[.X179] * ([.N179] + [.O179] + [.P179]) / (3 - [.Q179] - [.R179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58.2608695652174">
            <text:p>58.2609</text:p>
          </table:table-cell>
          <table:table-cell table:style-name="ce73" table:formula="of:=[.X180]/[.D180]" office:value-type="float" office:value="0.404589371980676">
            <text:p>0.4046</text:p>
          </table:table-cell>
          <table:table-cell table:style-name="ce89" table:formula="of:=-1*[.X180]/[.E180]" office:value-type="float" office:value="0.647342995169082">
            <text:p>0.6473</text:p>
          </table:table-cell>
          <table:table-cell table:style-name="ce73" table:formula="of:=[.X180] * ([.N180] + [.O180] + [.P180]) / (3 - [.Q180] - [.R180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7.57608695652174">
            <text:p>7.5761</text:p>
          </table:table-cell>
          <table:table-cell table:style-name="ce74" table:formula="of:=[.X181]/[.D181]" office:value-type="float" office:value="0.30304347826087">
            <text:p>0.3030</text:p>
          </table:table-cell>
          <table:table-cell table:style-name="ce88" table:formula="of:=-1*[.X181]/[.E181]" office:value-type="float" office:value="0.445652173913043">
            <text:p>0.4457</text:p>
          </table:table-cell>
          <table:table-cell table:style-name="ce73" table:formula="of:=[.X181] * ([.N181] + [.O181] + [.P181]) / (3 - [.Q181] - [.R181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0.5326086956522">
            <text:p>10.5326</text:p>
          </table:table-cell>
          <table:table-cell table:style-name="ce73" table:formula="of:=[.X182]/[.D182]" office:value-type="float" office:value="0.351086956521739">
            <text:p>0.3511</text:p>
          </table:table-cell>
          <table:table-cell table:style-name="ce89" table:formula="of:=-1*[.X182]/[.E182]" office:value-type="float" office:value="0.526630434782609">
            <text:p>0.5266</text:p>
          </table:table-cell>
          <table:table-cell table:style-name="ce73" table:formula="of:=[.X182] * ([.N182] + [.O182] + [.P182]) / (3 - [.Q182] - [.R182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24.945652173913">
            <text:p>24.9457</text:p>
          </table:table-cell>
          <table:table-cell table:style-name="ce84" table:formula="of:=[.X183]/[.D183]" office:value-type="float" office:value="0.415760869565217">
            <text:p>0.4158</text:p>
          </table:table-cell>
          <table:table-cell table:style-name="ce90" table:formula="of:=-1*[.X183]/[.E183]" office:value-type="float" office:value="0.733695652173913">
            <text:p>0.7337</text:p>
          </table:table-cell>
          <table:table-cell table:style-name="ce73" table:formula="of:=[.X183] * ([.N183] + [.O183] + [.P183]) / (3 - [.Q183] - [.R183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51.7391304347826">
            <text:p>51.7391</text:p>
          </table:table-cell>
          <table:table-cell table:style-name="ce84" table:formula="of:=[.X184]/[.D184]" office:value-type="float" office:value="0.431159420289855">
            <text:p>0.4312</text:p>
          </table:table-cell>
          <table:table-cell table:style-name="ce90" table:formula="of:=-1*[.X184]/[.E184]" office:value-type="float" office:value="0.808423913043478">
            <text:p>0.8084</text:p>
          </table:table-cell>
          <table:table-cell table:style-name="ce73" table:formula="of:=[.X184] * ([.N184] + [.O184] + [.P184]) / (3 - [.Q184] - [.R184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13.6739130434783">
            <text:p>13.6739</text:p>
          </table:table-cell>
          <table:table-cell table:style-name="ce84" table:formula="of:=[.X185]/[.D185]" office:value-type="float" office:value="0.379830917874396">
            <text:p>0.3798</text:p>
          </table:table-cell>
          <table:table-cell table:style-name="ce90" table:formula="of:=-1*[.X185]/[.E185]" office:value-type="float" office:value="0.569746376811594">
            <text:p>0.5697</text:p>
          </table:table-cell>
          <table:table-cell table:style-name="ce73" table:formula="of:=[.X185] * ([.N185] + [.O185] + [.P185]) / (3 - [.Q185] - [.R185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33.2608695652174">
            <text:p>33.2609</text:p>
          </table:table-cell>
          <table:table-cell table:style-name="ce84" table:formula="of:=[.X186]/[.D186]" office:value-type="float" office:value="0.46195652173913">
            <text:p>0.4620</text:p>
          </table:table-cell>
          <table:table-cell table:style-name="ce90" table:formula="of:=-1*[.X186]/[.E186]" office:value-type="float" office:value="0.723062381852552">
            <text:p>0.7231</text:p>
          </table:table-cell>
          <table:table-cell table:style-name="ce73" table:formula="of:=[.X186] * ([.N186] + [.O186] + [.P186]) / (3 - [.Q186] - [.R186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64.6739130434783">
            <text:p>64.6739</text:p>
          </table:table-cell>
          <table:table-cell table:style-name="ce84" table:formula="of:=[.X187]/[.D187]" office:value-type="float" office:value="0.449124396135266">
            <text:p>0.4491</text:p>
          </table:table-cell>
          <table:table-cell table:style-name="ce90" table:formula="of:=-1*[.X187]/[.E187]" office:value-type="float" office:value="0.718599033816425">
            <text:p>0.7186</text:p>
          </table:table-cell>
          <table:table-cell table:style-name="ce73" table:formula="of:=[.X187] * ([.N187] + [.O187] + [.P187]) / (3 - [.Q187] - [.R187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184.782608695652">
            <text:p>184.7826</text:p>
          </table:table-cell>
          <table:table-cell table:style-name="ce84" table:formula="of:=[.X188]/[.D188]" office:value-type="float" office:value="0.492753623188406">
            <text:p>0.4928</text:p>
          </table:table-cell>
          <table:table-cell table:style-name="ce90" table:formula="of:=-1*[.X188]/[.E188]" office:value-type="float" office:value="0.671936758893281">
            <text:p>0.6719</text:p>
          </table:table-cell>
          <table:table-cell table:style-name="ce73" table:formula="of:=[.X188] * ([.N188] + [.O188] + [.P188]) / (3 - [.Q188] - [.R188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9] + [.G189]) / (2 * ( ((([.H189] + [.I189]) / 2) + [.J189]) / 10 )) * [.L189]" office:value-type="float" office:value="217.119565217391">
            <text:p>217.1196</text:p>
          </table:table-cell>
          <table:table-cell table:style-name="ce84" table:formula="of:=[.X189]/[.D189]" office:value-type="float" office:value="0.510869565217391">
            <text:p>0.5109</text:p>
          </table:table-cell>
          <table:table-cell table:style-name="ce90" table:formula="of:=-1*[.X189]/[.E189]" office:value-type="float" office:value="0.723731884057971">
            <text:p>0.7237</text:p>
          </table:table-cell>
          <table:table-cell table:style-name="ce73" table:formula="of:=[.X189] * ([.N189] + [.O189] + [.P189]) / (3 - [.Q189] - [.R189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90] + [.G190]) / (2 * ( ((([.H190] + [.I190]) / 2) + [.J190]) / 10 )) * [.L190]" office:value-type="float" office:value="323.369565217391">
            <text:p>323.3696</text:p>
          </table:table-cell>
          <table:table-cell table:style-name="ce84" table:formula="of:=[.X190]/[.D190]" office:value-type="float" office:value="0.646739130434783">
            <text:p>0.6467</text:p>
          </table:table-cell>
          <table:table-cell table:style-name="ce90" table:formula="of:=-1*[.X190]/[.E190]" office:value-type="float" office:value="0.646739130434783">
            <text:p>0.6467</text:p>
          </table:table-cell>
          <table:table-cell table:style-name="ce73" table:formula="of:=[.X190] * ([.N190] + [.O190] + [.P190]) / (3 - [.Q190] - [.R190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1] + [.G191]) / (2 * ( ((([.H191] + [.I191]) / 2) + [.J191]) / 10 )) * [.L191]" office:value-type="float" office:value="45.703125">
            <text:p>45.7031</text:p>
          </table:table-cell>
          <table:table-cell table:style-name="ce74" table:formula="of:=[.X191]/[.D191]" office:value-type="float" office:value="0.294858870967742">
            <text:p>0.2949</text:p>
          </table:table-cell>
          <table:table-cell table:style-name="ce88" table:formula="of:=-1*[.X191]/[.E191]" office:value-type="float" office:value="0.5078125">
            <text:p>0.5078</text:p>
          </table:table-cell>
          <table:table-cell table:style-name="ce73" table:formula="of:=[.X191] * ([.N191] + [.O191] + [.P191]) / (3 - [.Q191] - [.R191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2] + [.G192]) / (2 * ( ((([.H192] + [.I192]) / 2) + [.J192]) / 10 )) * [.L192]" office:value-type="float" office:value="56.54296875">
            <text:p>56.5430</text:p>
          </table:table-cell>
          <table:table-cell table:style-name="ce73" table:formula="of:=[.X192]/[.D192]" office:value-type="float" office:value="0.314127604166667">
            <text:p>0.3141</text:p>
          </table:table-cell>
          <table:table-cell table:style-name="ce89" table:formula="of:=-1*[.X192]/[.E192]" office:value-type="float" office:value="0.514026988636364">
            <text:p>0.5140</text:p>
          </table:table-cell>
          <table:table-cell table:style-name="ce73" table:formula="of:=[.X192] * ([.N192] + [.O192] + [.P192]) / (3 - [.Q192] - [.R192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68.5546875">
            <text:p>68.5547</text:p>
          </table:table-cell>
          <table:table-cell table:style-name="ce73" table:formula="of:=[.X193]/[.D193]" office:value-type="float" office:value="0.334413109756098">
            <text:p>0.3344</text:p>
          </table:table-cell>
          <table:table-cell table:style-name="ce89" table:formula="of:=-1*[.X193]/[.E193]" office:value-type="float" office:value="0.52734375">
            <text:p>0.5273</text:p>
          </table:table-cell>
          <table:table-cell table:style-name="ce73" table:formula="of:=[.X193] * ([.N193] + [.O193] + [.P193]) / (3 - [.Q193] - [.R193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4] + [.G194]) / (2 * ( ((([.H194] + [.I194]) / 2) + [.J194]) / 10 )) * [.L194]" office:value-type="float" office:value="145.833333333333">
            <text:p>145.8333</text:p>
          </table:table-cell>
          <table:table-cell table:style-name="ce74" table:formula="of:=[.X194]/[.D194]" office:value-type="float" office:value="0.448717948717949">
            <text:p>0.4487</text:p>
          </table:table-cell>
          <table:table-cell table:style-name="ce88" table:formula="of:=-1*[.X194]/[.E194]" office:value-type="float" office:value="0.583333333333333">
            <text:p>0.5833</text:p>
          </table:table-cell>
          <table:table-cell table:style-name="ce73" table:formula="of:=[.X194] * ([.N194] + [.O194] + [.P194]) / (3 - [.Q194] - [.R194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175">
            <text:p>175.0000</text:p>
          </table:table-cell>
          <table:table-cell table:style-name="ce73" table:formula="of:=[.X195]/[.D195]" office:value-type="float" office:value="0.466666666666667">
            <text:p>0.4667</text:p>
          </table:table-cell>
          <table:table-cell table:style-name="ce89" table:formula="of:=-1*[.X195]/[.E195]" office:value-type="float" office:value="0.625">
            <text:p>0.6250</text:p>
          </table:table-cell>
          <table:table-cell table:style-name="ce73" table:formula="of:=[.X195] * ([.N195] + [.O195] + [.P195]) / (3 - [.Q195] - [.R195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6] + [.G196]) / (2 * ( ((([.H196] + [.I196]) / 2) + [.J196]) / 10 )) * [.L196]" office:value-type="float" office:value="204.166666666667">
            <text:p>204.1667</text:p>
          </table:table-cell>
          <table:table-cell table:style-name="ce73" table:formula="of:=[.X196]/[.D196]" office:value-type="float" office:value="0.480392156862745">
            <text:p>0.4804</text:p>
          </table:table-cell>
          <table:table-cell table:style-name="ce89" table:formula="of:=-1*[.X196]/[.E196]" office:value-type="float" office:value="0.658602150537635">
            <text:p>0.6586</text:p>
          </table:table-cell>
          <table:table-cell table:style-name="ce73" table:formula="of:=[.X196] * ([.N196] + [.O196] + [.P196]) / (3 - [.Q196] - [.R196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311.688311688312">
            <text:p>311.6883</text:p>
          </table:table-cell>
          <table:table-cell table:style-name="ce73" table:formula="of:=[.X197]/[.D197]" office:value-type="float" office:value="0.623376623376623">
            <text:p>0.6234</text:p>
          </table:table-cell>
          <table:table-cell table:style-name="ce89" table:formula="of:=-1*[.X197]/[.E197]" office:value-type="float" office:value="0.623376623376623">
            <text:p>0.6234</text:p>
          </table:table-cell>
          <table:table-cell table:style-name="ce73" table:formula="of:=[.X197] * ([.N197] + [.O197] + [.P197]) / (3 - [.Q197] - [.R197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8] + [.G198]) / (2 * ( ((([.H198] + [.I198]) / 2) + [.J198]) / 10 )) * [.L198]" office:value-type="float" office:value="6">
            <text:p>6.0000</text:p>
          </table:table-cell>
          <table:table-cell table:style-name="ce74" table:formula="of:=[.X198]/[.D198]" office:value-type="float" office:value="0.461538461538462">
            <text:p>0.4615</text:p>
          </table:table-cell>
          <table:table-cell table:style-name="ce88" table:formula="of:=-1*[.X198]/[.E198]" office:value-type="float" office:value="0.6">
            <text:p>0.6000</text:p>
          </table:table-cell>
          <table:table-cell table:style-name="ce73" table:formula="of:=[.X198] * ([.N198] + [.O198] + [.P198]) / (3 - [.Q198] - [.R198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9] + [.G199]) / (2 * ( ((([.H199] + [.I199]) / 2) + [.J199]) / 10 )) * [.L199]" office:value-type="float" office:value="7.875">
            <text:p>7.8750</text:p>
          </table:table-cell>
          <table:table-cell table:style-name="ce73" table:formula="of:=[.X199]/[.D199]" office:value-type="float" office:value="0.4921875">
            <text:p>0.4922</text:p>
          </table:table-cell>
          <table:table-cell table:style-name="ce89" table:formula="of:=-1*[.X199]/[.E199]" office:value-type="float" office:value="0.65625">
            <text:p>0.6563</text:p>
          </table:table-cell>
          <table:table-cell table:style-name="ce73" table:formula="of:=[.X199] * ([.N199] + [.O199] + [.P199]) / (3 - [.Q199] - [.R199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75">
            <text:p>9.7500</text:p>
          </table:table-cell>
          <table:table-cell table:style-name="ce73" table:formula="of:=[.X200]/[.D200]" office:value-type="float" office:value="0.4875">
            <text:p>0.4875</text:p>
          </table:table-cell>
          <table:table-cell table:style-name="ce89" table:formula="of:=-1*[.X200]/[.E200]" office:value-type="float" office:value="0.65">
            <text:p>0.6500</text:p>
          </table:table-cell>
          <table:table-cell table:style-name="ce73" table:formula="of:=[.X200] * ([.N200] + [.O200] + [.P200]) / (3 - [.Q200] - [.R200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201] + [.G201]) / (2 * ( ((([.H201] + [.I201]) / 2) + [.J201]) / 10 )) * [.L201]" office:value-type="float" office:value="7.5">
            <text:p>7.5000</text:p>
          </table:table-cell>
          <table:table-cell table:style-name="ce74" table:formula="of:=[.X201]/[.D201]" office:value-type="float" office:value="0.576923076923077">
            <text:p>0.5769</text:p>
          </table:table-cell>
          <table:table-cell table:style-name="ce88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2] + [.G202]) / (2 * ( ((([.H202] + [.I202]) / 2) + [.J202]) / 10 )) * [.L202]" office:value-type="float" office:value="9.375">
            <text:p>9.3750</text:p>
          </table:table-cell>
          <table:table-cell table:style-name="ce73" table:formula="of:=[.X202]/[.D202]" office:value-type="float" office:value="0.5859375">
            <text:p>0.5859</text:p>
          </table:table-cell>
          <table:table-cell table:style-name="ce89" table:formula="of:=-1*[.X202]/[.E202]" office:value-type="float" office:value="0.78125">
            <text:p>0.7813</text:p>
          </table:table-cell>
          <table:table-cell table:style-name="ce73" table:formula="of:=[.X202] * ([.N202] + [.O202] + [.P202]) / (3 - [.Q202] - [.R202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3] + [.G203]) / (2 * ( ((([.H203] + [.I203]) / 2) + [.J203]) / 10 )) * [.L203]" office:value-type="float" office:value="11.25">
            <text:p>11.2500</text:p>
          </table:table-cell>
          <table:table-cell table:style-name="ce73" table:formula="of:=[.X203]/[.D203]" office:value-type="float" office:value="0.5625">
            <text:p>0.5625</text:p>
          </table:table-cell>
          <table:table-cell table:style-name="ce89" table:formula="of:=-1*[.X203]/[.E203]" office:value-type="float" office:value="0.75">
            <text:p>0.7500</text:p>
          </table:table-cell>
          <table:table-cell table:style-name="ce73" table:formula="of:=[.X203] * ([.N203] + [.O203] + [.P203]) / (3 - [.Q203] - [.R203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20">
            <text:p>220</text:p>
          </table:table-cell>
          <table:table-cell table:style-name="ce49" office:value-type="float" office:value="650">
            <text:p>65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4] + [.G204]) / (2 * ( ((([.H204] + [.I204]) / 2) + [.J204]) / 10 )) * [.L204]" office:value-type="float" office:value="54.375">
            <text:p>54.3750</text:p>
          </table:table-cell>
          <table:table-cell table:style-name="ce73" table:formula="of:=[.X204]/[.D204]" office:value-type="float" office:value="0.302083333333333">
            <text:p>0.3021</text:p>
          </table:table-cell>
          <table:table-cell table:style-name="ce89" table:formula="of:=-1*[.X204]/[.E204]" office:value-type="float" office:value="0.494318181818182">
            <text:p>0.4943</text:p>
          </table:table-cell>
          <table:table-cell table:style-name="ce73" table:formula="of:=[.X204] * ([.N204] + [.O204] + [.P204]) / (3 - [.Q204] - [.R204])" office:value-type="float" office:value="67.96875">
            <text:p>67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280">
            <text:p>280</text:p>
          </table:table-cell>
          <table:table-cell table:style-name="ce49" office:value-type="float" office:value="760">
            <text:p>76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5] + [.G205]) / (2 * ( ((([.H205] + [.I205]) / 2) + [.J205]) / 10 )) * [.L205]" office:value-type="float" office:value="65">
            <text:p>65.0000</text:p>
          </table:table-cell>
          <table:table-cell table:style-name="ce73" table:formula="of:=[.X205]/[.D205]" office:value-type="float" office:value="0.317073170731707">
            <text:p>0.3171</text:p>
          </table:table-cell>
          <table:table-cell table:style-name="ce89" table:formula="of:=-1*[.X205]/[.E205]" office:value-type="float" office:value="0.5">
            <text:p>0.5000</text:p>
          </table:table-cell>
          <table:table-cell table:style-name="ce73" table:formula="of:=[.X205] * ([.N205] + [.O205] + [.P205]) / (3 - [.Q205] - [.R205])" office:value-type="float" office:value="81.25">
            <text:p>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6] + [.G206]) / (2 * ( ((([.H206] + [.I206]) / 2) + [.J206]) / 10 )) * [.L206]" office:value-type="float" office:value="20">
            <text:p>20.0000</text:p>
          </table:table-cell>
          <table:table-cell table:style-name="ce73" table:formula="of:=[.X206]/[.D206]" office:value-type="float" office:value="0.666666666666667">
            <text:p>0.6667</text:p>
          </table:table-cell>
          <table:table-cell table:style-name="ce89" table:formula="of:=-1*[.X206]/[.E206]" office:value-type="float" office:value="0.833333333333333">
            <text:p>0.8333</text:p>
          </table:table-cell>
          <table:table-cell table:style-name="ce73" table:formula="of:=[.X206] * ([.N206] + [.O206] + [.P206]) / (3 - [.Q206] - [.R206])" office:value-type="float" office:value="20">
            <text:p>2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6">
            <text:p>36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7] + [.G207]) / (2 * ( ((([.H207] + [.I207]) / 2) + [.J207]) / 10 )) * [.L207]" office:value-type="float" office:value="24">
            <text:p>24.0000</text:p>
          </table:table-cell>
          <table:table-cell table:style-name="ce73" table:formula="of:=[.X207]/[.D207]" office:value-type="float" office:value="0.666666666666667">
            <text:p>0.6667</text:p>
          </table:table-cell>
          <table:table-cell table:style-name="ce89" table:formula="of:=-1*[.X207]/[.E207]" office:value-type="float" office:value="0.8">
            <text:p>0.8000</text:p>
          </table:table-cell>
          <table:table-cell table:style-name="ce73" table:formula="of:=[.X207] * ([.N207] + [.O207] + [.P207]) / (3 - [.Q207] - [.R20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steroid Throw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8" office:value-type="float" office:value="7000">
            <text:p>7000</text:p>
          </table:table-cell>
          <table:table-cell table:style-name="ce49" office:value-type="float" office:value="10000">
            <text:p>10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8] + [.G208]) / (2 * ( ((([.H208] + [.I208]) / 2) + [.J208]) / 10 )) * [.L208]" office:value-type="float" office:value="303.571428571429">
            <text:p>303.5714</text:p>
          </table:table-cell>
          <table:table-cell table:style-name="ce73" table:formula="of:=[.X208]/[.D208]" office:value-type="float" office:value="0.607142857142857">
            <text:p>0.6071</text:p>
          </table:table-cell>
          <table:table-cell table:style-name="ce89" table:formula="of:=-1*[.X208]/[.E208]" office:value-type="float" office:value="0.607142857142857">
            <text:p>0.6071</text:p>
          </table:table-cell>
          <table:table-cell table:style-name="ce73" table:formula="of:=[.X208] * ([.N208] + [.O208] + [.P208]) / (3 - [.Q208] - [.R208])" office:value-type="float" office:value="354.166666666667">
            <text:p>35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Default"/>
          <table:table-cell table:number-columns-repeated="997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7/16/2021</text:date>, <text:time>20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1-07-16T20:53:20.85</dc:date>
    <dc:creator>Pavel Solovyev</dc:creator>
    <meta:editing-duration>P10DT17H35M5S</meta:editing-duration>
    <meta:editing-cycles>42</meta:editing-cycles>
    <meta:document-statistic meta:table-count="2" meta:cell-count="5604" meta:object-count="0"/>
    <meta:user-defined meta:name=""/>
  </office:meta>
</office:document-meta>
</file>